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098in" svg:height="4.8484in" svg:x="5.5394in" svg:y="1.9787in">
            <draw:object draw:notify-on-update-of-ranges="Sheet1.E1:Sheet1.E2295 Sheet1.D1:Sheet1.D1 Sheet1.B1:Sheet1.B783 Sheet1.D2:Sheet1.D2 Sheet1.F1:Sheet1.F22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,9171,873711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 1K</text:p>
          </table:table-cell>
          <table:table-cell office:value-type="string" calcext:value-type="string">
            <text:p>0'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q 10K</text:p>
          </table:table-cell>
          <table:table-cell office:value-type="string" calcext:value-type="string">
            <text:p>0,00,1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,27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,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,8599,1873532,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0,8599,1873532,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0,14168,11820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0,2933,333437,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144134" calcext:value-type="float">
            <text:p>47114413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,58535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.2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0,8816,1546579,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2th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.00checkou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0th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0.00checkou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1k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0,8599,1729524,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0.00monthl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10.3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7404" calcext:value-type="float">
            <text:p>17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.m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093" calcext:value-type="float">
            <text:p>70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roba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094" calcext:value-type="float">
            <text:p>70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08c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8t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time" office:time-value="PT11H00M00S" calcext:value-type="time">
            <text:p>0.4583333333333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dding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100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17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,1518,567286,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0,1518,567286,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819" calcext:value-type="float">
            <text:p>18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frican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07cv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15pm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1004m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hiev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112004" calcext:value-type="float">
            <text:p>11120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0070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104k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lowing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cessible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" office:value-type="time" office:time-value="PT10H00M00S" calcext:value-type="time">
            <text:p>0.41666666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mbassado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sin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1.5k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ceptable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125,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broa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1,2,3,4,5,6,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dmissions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0.9.8b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7th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wards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111k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44th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1.2.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.866" calcext:value-type="float">
            <text:p>1.8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" office:value-type="time" office:time-value="PT00H00M00S" calcext:value-type="time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905" calcext:value-type="float">
            <text:p>19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bandon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1960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10x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101k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1km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ircus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venue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airs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bet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ush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absenc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kumu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bongo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arts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12t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0.9.7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14th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13th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agreement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rds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ace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absolutely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57" calcext:value-type="float">
            <text:p>195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uropean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938" calcext:value-type="float">
            <text:p>19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1" office:value-type="time" office:time-value="PT12H00M00S" calcext:value-type="time">
            <text:p>0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appreciate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ttend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77840" calcext:value-type="float">
            <text:p>7784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bon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nonymou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aden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l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oul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ncestry.com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lutter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blackjack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billin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ads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cid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ged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fternoo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dvisor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1950s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10th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rrange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abongo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16th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3b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anal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affiliated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hills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8th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behavioral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ngeles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1b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17th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15th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administrator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lushing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andrew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auror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includes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ancestor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bandwidth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1970s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a.m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editing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beekman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nvention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ssisted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al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amtrak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alpine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amc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aler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austrian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on't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authorized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bright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antrim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ncoding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itation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emocratic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bus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ai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nnouncement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smetology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age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act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fuck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caban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asp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unt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string" calcext:value-type="string">
            <text:p>antiviru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7th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nection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boy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6th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cheat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alexander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recent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amateur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cistern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bike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mericu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batterie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onference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string" calcext:value-type="string">
            <text:p>arrangement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eatur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dditionally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sking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basic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adopted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auma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bolt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aesars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audubon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brunswick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ashley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aluminum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albert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acco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2.0.5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appeal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18th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appear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arthur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arab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continues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carson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algonquin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loca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asse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avorite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2x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maternal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adjustable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organize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brain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urrently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amherst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auburn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cooking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facebook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basket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clinical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ssociations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rais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quipment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buses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uncle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causes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magazi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bio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cooling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including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broker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20th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os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string" calcext:value-type="string">
            <text:p>bicycle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boone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3d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advocacy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agree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certificate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fat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androgen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onverted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applicable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citizens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dakota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alma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1950s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kohler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string" calcext:value-type="string">
            <text:p>aids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opyright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ecuado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blvd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rbon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ccording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ada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bak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string" calcext:value-type="string">
            <text:p>actor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ndesandjo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atv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camaro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biology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filing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string" calcext:value-type="string">
            <text:p>decided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string" calcext:value-type="string">
            <text:p>biden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string" calcext:value-type="string">
            <text:p>clock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string" calcext:value-type="string">
            <text:p>acroba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dave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jet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string" calcext:value-type="string">
            <text:p>belle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payne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string" calcext:value-type="string">
            <text:p>athens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3rd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barack's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ahead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di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carlos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conservation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allowing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need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drinking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ampaign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achieve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string" calcext:value-type="string">
            <text:p>chase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string" calcext:value-type="string">
            <text:p>advisory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omposting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approaches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malia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string" calcext:value-type="string">
            <text:p>appraising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attorneys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string" calcext:value-type="string">
            <text:p>bumper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beds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string" calcext:value-type="string">
            <text:p>hearing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string" calcext:value-type="string">
            <text:p>accounts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string" calcext:value-type="string">
            <text:p>brooklyn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villa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string" calcext:value-type="string">
            <text:p>aberdeen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changed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enate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attorney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ncestry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devices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mirror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concerns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xtend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string" calcext:value-type="string">
            <text:p>antique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string" calcext:value-type="string">
            <text:p>holy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string" calcext:value-type="string">
            <text:p>cabin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announced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america's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manil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string" calcext:value-type="string">
            <text:p>airbag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classical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string" calcext:value-type="string">
            <text:p>amazing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anywhere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burlington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equipped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istress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bear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string" calcext:value-type="string">
            <text:p>admission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cedar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britain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genealogical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string" calcext:value-type="string">
            <text:p>circus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string" calcext:value-type="string">
            <text:p>harry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extensive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string" calcext:value-type="string">
            <text:p>claim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misty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completely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string" calcext:value-type="string">
            <text:p>efficient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gifts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consumer_information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string" calcext:value-type="string">
            <text:p>dictionary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string" calcext:value-type="string">
            <text:p>bookmark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string" calcext:value-type="string">
            <text:p>kezi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string" calcext:value-type="string">
            <text:p>bell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bamas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artist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string" calcext:value-type="string">
            <text:p>answers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except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string" calcext:value-type="string">
            <text:p>ability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string" calcext:value-type="string">
            <text:p>barack's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string" calcext:value-type="string">
            <text:p>census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attended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asheville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962" calcext:value-type="float">
            <text:p>196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string" calcext:value-type="string">
            <text:p>comm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agricultural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string" calcext:value-type="string">
            <text:p>athletics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string" calcext:value-type="string">
            <text:p>midwest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betting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string" calcext:value-type="string">
            <text:p>bowdoi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organizing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string" calcext:value-type="string">
            <text:p>cabinet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string" calcext:value-type="string">
            <text:p>cellular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string" calcext:value-type="string">
            <text:p>faith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function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string" calcext:value-type="string">
            <text:p>belt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acura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aruba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grandfather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string" calcext:value-type="string">
            <text:p>adding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string" calcext:value-type="string">
            <text:p>currency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string" calcext:value-type="string">
            <text:p>countie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string" calcext:value-type="string">
            <text:p>whose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marri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string" calcext:value-type="string">
            <text:p>lid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bhutan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string" calcext:value-type="string">
            <text:p>aim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string" calcext:value-type="string">
            <text:p>approximately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seats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tile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string" calcext:value-type="string">
            <text:p>accounting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portable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string" calcext:value-type="string">
            <text:p>gun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ca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string" calcext:value-type="string">
            <text:p>animals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connections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string" calcext:value-type="string">
            <text:p>boulder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string" calcext:value-type="string">
            <text:p>condominiums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string" calcext:value-type="string">
            <text:p>brian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string" calcext:value-type="string">
            <text:p>airborne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installing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cafe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grandmother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string" calcext:value-type="string">
            <text:p>acceptable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string" calcext:value-type="string">
            <text:p>closed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lewi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hussein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claims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string" calcext:value-type="string">
            <text:p>cornell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string" calcext:value-type="string">
            <text:p>airplane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linkpendium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string" calcext:value-type="string">
            <text:p>challenges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eureka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designer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leads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string" calcext:value-type="string">
            <text:p>admiral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es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string" calcext:value-type="string">
            <text:p>discounts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fishing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adults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string" calcext:value-type="string">
            <text:p>instant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string" calcext:value-type="string">
            <text:p>bbc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string" calcext:value-type="string">
            <text:p>affiliate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string" calcext:value-type="string">
            <text:p>hands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string" calcext:value-type="string">
            <text:p>benefit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beaufort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editor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authority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onyango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apartment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beyond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changing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blood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ap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berth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experts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string" calcext:value-type="string">
            <text:p>assignment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c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comcast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applying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articles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prings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string" calcext:value-type="string">
            <text:p>craps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string" calcext:value-type="string">
            <text:p>becoming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string" calcext:value-type="string">
            <text:p>associate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string" calcext:value-type="string">
            <text:p>basin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string" calcext:value-type="string">
            <text:p>photography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string" calcext:value-type="string">
            <text:p>ak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string" calcext:value-type="string">
            <text:p>sister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string" calcext:value-type="string">
            <text:p>disclaimer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string" calcext:value-type="string">
            <text:p>gate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string" calcext:value-type="string">
            <text:p>amenities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string" calcext:value-type="string">
            <text:p>kong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string" calcext:value-type="string">
            <text:p>beginnin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dan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string" calcext:value-type="string">
            <text:p>ben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certification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string" calcext:value-type="string">
            <text:p>buyers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string" calcext:value-type="string">
            <text:p>removed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opinions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string" calcext:value-type="string">
            <text:p>aug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string" calcext:value-type="string">
            <text:p>ice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string" calcext:value-type="string">
            <text:p>cold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string" calcext:value-type="string">
            <text:p>farm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string" calcext:value-type="string">
            <text:p>advantage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string" calcext:value-type="string">
            <text:p>chair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string" calcext:value-type="string">
            <text:p>fras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string" calcext:value-type="string">
            <text:p>weeks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string" calcext:value-type="string">
            <text:p>guarantee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string" calcext:value-type="string">
            <text:p>2nd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string" calcext:value-type="string">
            <text:p>cu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string" calcext:value-type="string">
            <text:p>apartments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string" calcext:value-type="string">
            <text:p>corner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string" calcext:value-type="string">
            <text:p>hong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string" calcext:value-type="string">
            <text:p>buy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string" calcext:value-type="string">
            <text:p>bedford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string" calcext:value-type="string">
            <text:p>chrome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string" calcext:value-type="string">
            <text:p>army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berea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string" calcext:value-type="string">
            <text:p>develop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string" calcext:value-type="string">
            <text:p>communities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string" calcext:value-type="string">
            <text:p>beaches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string" calcext:value-type="string">
            <text:p>accurate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string" calcext:value-type="string">
            <text:p>baseball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string" calcext:value-type="string">
            <text:p>airbus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univ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office:value-type="string" calcext:value-type="string">
            <text:p>artist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string" calcext:value-type="string">
            <text:p>junofree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string" calcext:value-type="string">
            <text:p>blackjack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string" calcext:value-type="string">
            <text:p>creating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string" calcext:value-type="string">
            <text:p>sioux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string" calcext:value-type="string">
            <text:p>faq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office:value-type="string" calcext:value-type="string">
            <text:p>cache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string" calcext:value-type="string">
            <text:p>fha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string" calcext:value-type="string">
            <text:p>columbus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string" calcext:value-type="string">
            <text:p>reliable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allowed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string" calcext:value-type="string">
            <text:p>nationwide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poker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string" calcext:value-type="string">
            <text:p>option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annapolis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string" calcext:value-type="string">
            <text:p>anderson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string" calcext:value-type="string">
            <text:p>anniversary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office:value-type="string" calcext:value-type="string">
            <text:p>fan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mabatho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string" calcext:value-type="string">
            <text:p>bars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string" calcext:value-type="string">
            <text:p>cleveland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fon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evaluation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string" calcext:value-type="string">
            <text:p>holding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string" calcext:value-type="string">
            <text:p>ashland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string" calcext:value-type="string">
            <text:p>advance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string" calcext:value-type="string">
            <text:p>commerce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string" calcext:value-type="string">
            <text:p>bush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office:value-type="string" calcext:value-type="string">
            <text:p>desktop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186" calcext:value-type="float">
            <text:p>1186</text:p>
          </table:table-cell>
          <table:table-cell table:number-columns-repeated="2"/>
          <table:table-cell office:value-type="string" calcext:value-type="string">
            <text:p>pics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office:value-type="string" calcext:value-type="string">
            <text:p>appraised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1219" calcext:value-type="float">
            <text:p>1219</text:p>
          </table:table-cell>
          <table:table-cell table:number-columns-repeated="2"/>
          <table:table-cell office:value-type="string" calcext:value-type="string">
            <text:p>browser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office:value-type="string" calcext:value-type="string">
            <text:p>sitemap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229" calcext:value-type="float">
            <text:p>1229</text:p>
          </table:table-cell>
          <table:table-cell table:number-columns-repeated="2"/>
          <table:table-cell office:value-type="string" calcext:value-type="string">
            <text:p>bidet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office:value-type="string" calcext:value-type="string">
            <text:p>assessment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3" calcext:value-type="float">
            <text:p>123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string" calcext:value-type="string">
            <text:p>species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4" calcext:value-type="float">
            <text:p>1244</text:p>
          </table:table-cell>
          <table:table-cell table:number-columns-repeated="2"/>
          <table:table-cell office:value-type="string" calcext:value-type="string">
            <text:p>autos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office:value-type="string" calcext:value-type="string">
            <text:p>believe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table-cell office:value-type="string" calcext:value-type="string">
            <text:p>paso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office:value-type="string" calcext:value-type="string">
            <text:p>giving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string" calcext:value-type="string">
            <text:p>daniel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string" calcext:value-type="string">
            <text:p>election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297" calcext:value-type="float">
            <text:p>1297</text:p>
          </table:table-cell>
          <table:table-cell table:number-columns-repeated="2"/>
          <table:table-cell office:value-type="string" calcext:value-type="string">
            <text:p>contains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319" calcext:value-type="float">
            <text:p>1319</text:p>
          </table:table-cell>
          <table:table-cell table:number-columns-repeated="2"/>
          <table:table-cell office:value-type="string" calcext:value-type="string">
            <text:p>bo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351" calcext:value-type="float">
            <text:p>1351</text:p>
          </table:table-cell>
          <table:table-cell table:number-columns-repeated="2"/>
          <table:table-cell office:value-type="string" calcext:value-type="string">
            <text:p>anti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office:value-type="string" calcext:value-type="string">
            <text:p>apple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1374" calcext:value-type="float">
            <text:p>1374</text:p>
          </table:table-cell>
          <table:table-cell table:number-columns-repeated="2"/>
          <table:table-cell office:value-type="string" calcext:value-type="string">
            <text:p>accident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office:value-type="string" calcext:value-type="string">
            <text:p>foxwoods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string" calcext:value-type="string">
            <text:p>democratic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388" calcext:value-type="float">
            <text:p>1388</text:p>
          </table:table-cell>
          <table:table-cell table:number-columns-repeated="2"/>
          <table:table-cell office:value-type="string" calcext:value-type="string">
            <text:p>bc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397" calcext:value-type="float">
            <text:p>1397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office:value-type="string" calcext:value-type="string">
            <text:p>designs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1458" calcext:value-type="float">
            <text:p>1458</text:p>
          </table:table-cell>
          <table:table-cell table:number-columns-repeated="2"/>
          <table:table-cell office:value-type="string" calcext:value-type="string">
            <text:p>desert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ounty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languages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office:value-type="string" calcext:value-type="string">
            <text:p>featuring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office:value-type="string" calcext:value-type="string">
            <text:p>accessible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string" calcext:value-type="string">
            <text:p>basis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american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float" office:value="1568" calcext:value-type="float">
            <text:p>1568</text:p>
          </table:table-cell>
          <table:table-cell table:number-columns-repeated="2"/>
          <table:table-cell office:value-type="string" calcext:value-type="string">
            <text:p>institutions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office:value-type="string" calcext:value-type="string">
            <text:p>helps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office:value-type="string" calcext:value-type="string">
            <text:p>bags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1594" calcext:value-type="float">
            <text:p>159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639" calcext:value-type="float">
            <text:p>1639</text:p>
          </table:table-cell>
          <table:table-cell table:number-columns-repeated="2"/>
          <table:table-cell office:value-type="string" calcext:value-type="string">
            <text:p>accessory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colleges</text:p>
          </table:table-cell>
          <table:table-cell office:value-type="float" office:value="1653" calcext:value-type="float">
            <text:p>1653</text:p>
          </table:table-cell>
          <table:table-cell table:number-columns-repeated="2"/>
          <table:table-cell office:value-type="string" calcext:value-type="string">
            <text:p>older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office:value-type="string" calcext:value-type="string">
            <text:p>relationships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663" calcext:value-type="float">
            <text:p>1663</text:p>
          </table:table-cell>
          <table:table-cell table:number-columns-repeated="2"/>
          <table:table-cell office:value-type="string" calcext:value-type="string">
            <text:p>adelaide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office:value-type="string" calcext:value-type="string">
            <text:p>setting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679" calcext:value-type="float">
            <text:p>1679</text:p>
          </table:table-cell>
          <table:table-cell table:number-columns-repeated="2"/>
          <table:table-cell office:value-type="string" calcext:value-type="string">
            <text:p>terrace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707" calcext:value-type="float">
            <text:p>1707</text:p>
          </table:table-cell>
          <table:table-cell table:number-columns-repeated="2"/>
          <table:table-cell office:value-type="string" calcext:value-type="string">
            <text:p>disease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33" calcext:value-type="float">
            <text:p>1733</text:p>
          </table:table-cell>
          <table:table-cell table:number-columns-repeated="2"/>
          <table:table-cell office:value-type="string" calcext:value-type="string">
            <text:p>discounted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casinos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office:value-type="string" calcext:value-type="string">
            <text:p>calling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string" calcext:value-type="string">
            <text:p>airbrush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born</text:p>
          </table:table-cell>
          <table:table-cell office:value-type="float" office:value="1838" calcext:value-type="float">
            <text:p>1838</text:p>
          </table:table-cell>
          <table:table-cell table:number-columns-repeated="2"/>
          <table:table-cell office:value-type="string" calcext:value-type="string">
            <text:p>airports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biography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1904" calcext:value-type="float">
            <text:p>1904</text:p>
          </table:table-cell>
          <table:table-cell table:number-columns-repeated="2"/>
          <table:table-cell office:value-type="string" calcext:value-type="string">
            <text:p>heights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office:value-type="string" calcext:value-type="string">
            <text:p>button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25" calcext:value-type="float">
            <text:p>1925</text:p>
          </table:table-cell>
          <table:table-cell table:number-columns-repeated="2"/>
          <table:table-cell office:value-type="string" calcext:value-type="string">
            <text:p>chris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958" calcext:value-type="float">
            <text:p>1958</text:p>
          </table:table-cell>
          <table:table-cell table:number-columns-repeated="2"/>
          <table:table-cell office:value-type="string" calcext:value-type="string">
            <text:p>bui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67" calcext:value-type="float">
            <text:p>1967</text:p>
          </table:table-cell>
          <table:table-cell table:number-columns-repeated="2"/>
          <table:table-cell office:value-type="string" calcext:value-type="string">
            <text:p>accommodations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string" calcext:value-type="string">
            <text:p>clip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4" calcext:value-type="float">
            <text:p>2064</text:p>
          </table:table-cell>
          <table:table-cell table:number-columns-repeated="2"/>
          <table:table-cell office:value-type="string" calcext:value-type="string">
            <text:p>anything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office:value-type="string" calcext:value-type="string">
            <text:p>brands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2278" calcext:value-type="float">
            <text:p>227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02" calcext:value-type="float">
            <text:p>2302</text:p>
          </table:table-cell>
          <table:table-cell table:number-columns-repeated="2"/>
          <table:table-cell office:value-type="string" calcext:value-type="string">
            <text:p>studio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309" calcext:value-type="float">
            <text:p>2309</text:p>
          </table:table-cell>
          <table:table-cell table:number-columns-repeated="2"/>
          <table:table-cell office:value-type="string" calcext:value-type="string">
            <text:p>filter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2335" calcext:value-type="float">
            <text:p>2335</text:p>
          </table:table-cell>
          <table:table-cell table:number-columns-repeated="2"/>
          <table:table-cell office:value-type="string" calcext:value-type="string">
            <text:p>operated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4" calcext:value-type="float">
            <text:p>2404</text:p>
          </table:table-cell>
          <table:table-cell table:number-columns-repeated="2"/>
          <table:table-cell office:value-type="string" calcext:value-type="string">
            <text:p>easie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512" calcext:value-type="float">
            <text:p>2512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2521" calcext:value-type="float">
            <text:p>2521</text:p>
          </table:table-cell>
          <table:table-cell table:number-columns-repeated="2"/>
          <table:table-cell office:value-type="string" calcext:value-type="string">
            <text:p>anyone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2564" calcext:value-type="float">
            <text:p>2564</text:p>
          </table:table-cell>
          <table:table-cell table:number-columns-repeated="2"/>
          <table:table-cell office:value-type="string" calcext:value-type="string">
            <text:p>independence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1" calcext:value-type="float">
            <text:p>2681</text:p>
          </table:table-cell>
          <table:table-cell table:number-columns-repeated="2"/>
          <table:table-cell office:value-type="string" calcext:value-type="string">
            <text:p>album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2747" calcext:value-type="float">
            <text:p>2747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2762" calcext:value-type="float">
            <text:p>2762</text:p>
          </table:table-cell>
          <table:table-cell table:number-columns-repeated="2"/>
          <table:table-cell office:value-type="string" calcext:value-type="string">
            <text:p>du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74" calcext:value-type="float">
            <text:p>2874</text:p>
          </table:table-cell>
          <table:table-cell table:number-columns-repeated="2"/>
          <table:table-cell office:value-type="string" calcext:value-type="string">
            <text:p>mike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882" calcext:value-type="float">
            <text:p>2882</text:p>
          </table:table-cell>
          <table:table-cell table:number-columns-repeated="2"/>
          <table:table-cell office:value-type="string" calcext:value-type="string">
            <text:p>therapy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table:number-columns-repeated="2"/>
          <table:table-cell office:value-type="string" calcext:value-type="string">
            <text:p>avenue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3050" calcext:value-type="float">
            <text:p>3050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1" calcext:value-type="float">
            <text:p>3101</text:p>
          </table:table-cell>
          <table:table-cell table:number-columns-repeated="2"/>
          <table:table-cell office:value-type="string" calcext:value-type="string">
            <text:p>quotes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3153" calcext:value-type="float">
            <text:p>3153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305" calcext:value-type="float">
            <text:p>3305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table:number-columns-repeated="2"/>
          <table:table-cell office:value-type="string" calcext:value-type="string">
            <text:p>hussein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3467" calcext:value-type="float">
            <text:p>3467</text:p>
          </table:table-cell>
          <table:table-cell table:number-columns-repeated="2"/>
          <table:table-cell office:value-type="string" calcext:value-type="string">
            <text:p>ensure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556" calcext:value-type="float">
            <text:p>3556</text:p>
          </table:table-cell>
          <table:table-cell table:number-columns-repeated="2"/>
          <table:table-cell office:value-type="string" calcext:value-type="string">
            <text:p>entire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3" calcext:value-type="float">
            <text:p>3573</text:p>
          </table:table-cell>
          <table:table-cell table:number-columns-repeated="2"/>
          <table:table-cell office:value-type="string" calcext:value-type="string">
            <text:p>gives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retrieved</text:p>
          </table:table-cell>
          <table:table-cell office:value-type="float" office:value="3610" calcext:value-type="float">
            <text:p>3610</text:p>
          </table:table-cell>
          <table:table-cell table:number-columns-repeated="2"/>
          <table:table-cell office:value-type="string" calcext:value-type="string">
            <text:p>boards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resort</text:p>
          </table:table-cell>
          <table:table-cell office:value-type="float" office:value="3635" calcext:value-type="float">
            <text:p>3635</text:p>
          </table:table-cell>
          <table:table-cell table:number-columns-repeated="2"/>
          <table:table-cell office:value-type="string" calcext:value-type="string">
            <text:p>crafts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642" calcext:value-type="float">
            <text:p>3642</text:p>
          </table:table-cell>
          <table:table-cell table:number-columns-repeated="2"/>
          <table:table-cell office:value-type="string" calcext:value-type="string">
            <text:p>hamilton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office:value-type="float" office:value="4282" calcext:value-type="float">
            <text:p>4282</text:p>
          </table:table-cell>
          <table:table-cell table:number-columns-repeated="2"/>
          <table:table-cell office:value-type="string" calcext:value-type="string">
            <text:p>clubs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string" calcext:value-type="string">
            <text:p>allows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4628" calcext:value-type="float">
            <text:p>4628</text:p>
          </table:table-cell>
          <table:table-cell table:number-columns-repeated="2"/>
          <table:table-cell office:value-type="string" calcext:value-type="string">
            <text:p>asian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4799" calcext:value-type="float">
            <text:p>479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4839" calcext:value-type="float">
            <text:p>4839</text:p>
          </table:table-cell>
          <table:table-cell table:number-columns-repeated="2"/>
          <table:table-cell office:value-type="string" calcext:value-type="string">
            <text:p>baton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4877" calcext:value-type="float">
            <text:p>4877</text:p>
          </table:table-cell>
          <table:table-cell table:number-columns-repeated="2"/>
          <table:table-cell office:value-type="string" calcext:value-type="string">
            <text:p>wild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office:value-type="float" office:value="5018" calcext:value-type="float">
            <text:p>5018</text:p>
          </table:table-cell>
          <table:table-cell table:number-columns-repeated="2"/>
          <table:table-cell office:value-type="string" calcext:value-type="string">
            <text:p>casa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5030" calcext:value-type="float">
            <text:p>503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barack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string" calcext:value-type="string">
            <text:p>allen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5119" calcext:value-type="float">
            <text:p>5119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5238" calcext:value-type="float">
            <text:p>5238</text:p>
          </table:table-cell>
          <table:table-cell table:number-columns-repeated="2"/>
          <table:table-cell office:value-type="string" calcext:value-type="string">
            <text:p>genealogical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float" office:value="5673" calcext:value-type="float">
            <text:p>56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toilets</text:p>
          </table:table-cell>
          <table:table-cell office:value-type="float" office:value="6515" calcext:value-type="float">
            <text:p>6515</text:p>
          </table:table-cell>
          <table:table-cell table:number-columns-repeated="2"/>
          <table:table-cell office:value-type="string" calcext:value-type="string">
            <text:p>justice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49" calcext:value-type="float">
            <text:p>6849</text:p>
          </table:table-cell>
          <table:table-cell table:number-columns-repeated="2"/>
          <table:table-cell office:value-type="string" calcext:value-type="string">
            <text:p>advertisement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079" calcext:value-type="float">
            <text:p>7079</text:p>
          </table:table-cell>
          <table:table-cell table:number-columns-repeated="2"/>
          <table:table-cell office:value-type="string" calcext:value-type="string">
            <text:p>contai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7" calcext:value-type="float">
            <text:p>7207</text:p>
          </table:table-cell>
          <table:table-cell table:number-columns-repeated="2"/>
          <table:table-cell office:value-type="string" calcext:value-type="string">
            <text:p>goals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14" calcext:value-type="float">
            <text:p>7514</text:p>
          </table:table-cell>
          <table:table-cell table:number-columns-repeated="2"/>
          <table:table-cell office:value-type="string" calcext:value-type="string">
            <text:p>adams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8" calcext:value-type="float">
            <text:p>7718</text:p>
          </table:table-cell>
          <table:table-cell table:number-columns-repeated="2"/>
          <table:table-cell office:value-type="string" calcext:value-type="string">
            <text:p>pump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43" calcext:value-type="float">
            <text:p>7743</text:p>
          </table:table-cell>
          <table:table-cell table:number-columns-repeated="2"/>
          <table:table-cell office:value-type="string" calcext:value-type="string">
            <text:p>beautiful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families</text:p>
          </table:table-cell>
          <table:table-cell office:value-type="float" office:value="8349" calcext:value-type="float">
            <text:p>8349</text:p>
          </table:table-cell>
          <table:table-cell table:number-columns-repeated="2"/>
          <table:table-cell office:value-type="string" calcext:value-type="string">
            <text:p>cambridge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9846" calcext:value-type="float">
            <text:p>9846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10729" calcext:value-type="float">
            <text:p>10729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string" calcext:value-type="string">
            <text:p>cultural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23502" calcext:value-type="float">
            <text:p>23502</text:p>
          </table:table-cell>
          <table:table-cell table:number-columns-repeated="2"/>
          <table:table-cell office:value-type="string" calcext:value-type="string">
            <text:p>takes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office:value-type="float" office:value="26882" calcext:value-type="float">
            <text:p>26882</text:p>
          </table:table-cell>
          <table:table-cell table:number-columns-repeated="2"/>
          <table:table-cell office:value-type="string" calcext:value-type="string">
            <text:p>franklin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office:value-type="float" office:value="44642" calcext:value-type="float">
            <text:p>44642</text:p>
          </table:table-cell>
          <table:table-cell table:number-columns-repeated="2"/>
          <table:table-cell office:value-type="string" calcext:value-type="string">
            <text:p>presidential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surname</text:p>
          </table:table-cell>
          <table:table-cell office:value-type="float" office:value="44965" calcext:value-type="float">
            <text:p>44965</text:p>
          </table:table-cell>
          <table:table-cell table:number-columns-repeated="2"/>
          <table:table-cell office:value-type="string" calcext:value-type="string">
            <text:p>businesses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genealogy</text:p>
          </table:table-cell>
          <table:table-cell office:value-type="float" office:value="45398" calcext:value-type="float">
            <text:p>45398</text:p>
          </table:table-cell>
          <table:table-cell table:number-columns-repeated="2"/>
          <table:table-cell office:value-type="string" calcext:value-type="string">
            <text:p>arczipcheap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45741" calcext:value-type="float">
            <text:p>45741</text:p>
          </table:table-cell>
          <table:table-cell table:number-columns-repeated="2"/>
          <table:table-cell office:value-type="string" calcext:value-type="string">
            <text:p>heritage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46680" calcext:value-type="float">
            <text:p>46680</text:p>
          </table:table-cell>
          <table:table-cell table:number-columns-repeated="2"/>
          <table:table-cell office:value-type="string" calcext:value-type="string">
            <text:p>answer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75672" calcext:value-type="float">
            <text:p>175672</text:p>
          </table:table-cell>
          <table:table-cell table:number-columns-repeated="2"/>
          <table:table-cell office:value-type="string" calcext:value-type="string">
            <text:p>guidelines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ppy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ray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a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istics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ternative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leston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ts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4"/>
          <table:table-cell office:value-type="float" office:value="888" calcext:value-type="float">
            <text:p>88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nnot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mical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ociates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cellent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pe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leted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vic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nde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eak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termine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table:number-columns-repeated="4"/>
          <table:table-cell office:value-type="float" office:value="1993" calcext:value-type="float">
            <text:p>199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came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ys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view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ague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cept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adership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es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isting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4"/>
          <table:table-cell office:value-type="float" office:value="507" calcext:value-type="float">
            <text:p>507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number-columns-repeated="4"/>
          <table:table-cell office:value-type="float" office:value="1994" calcext:value-type="float">
            <text:p>199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addin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ties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ctio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ts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hinery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grees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lf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rison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tation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ittee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rehensive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rth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le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p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d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den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shion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nate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al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s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ly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ll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r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ing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rbara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ref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ach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ology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rces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ndmother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ient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ntly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py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ce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ered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ef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p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der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veling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y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ghest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haust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g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at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llywood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dware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ound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chester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rease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unications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ncer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e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ole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lease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es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ge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ianapolis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e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d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in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el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od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endly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ums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ed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umentation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th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ss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ecutive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fect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pecially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cts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ak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stralian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lotte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bassador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tings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y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ra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rmont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umni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ult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y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ablished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ean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cations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sue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ate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ad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art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wnloads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west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ument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ior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ster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al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conomy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gapore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ntab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ssifieds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et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d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tractions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ow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wards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tion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gypt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poration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ried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ward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nts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ntage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alup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anks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ough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ptist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sses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umer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most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stic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al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table:number-columns-repeated="4"/>
          <table:table-cell office:value-type="float" office:value="1996" calcext:value-type="float">
            <text:p>199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imal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edback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ked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rman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es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ry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st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ultin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istance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lando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mous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vette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rther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oss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ufacturers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fferson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aware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ptop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ended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lution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ange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wport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ference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tion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tle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ld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d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ing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ched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ii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re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cessary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on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ass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efits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nial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ready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r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cestors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ap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ervation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ity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ents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ertise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ling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tomobile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mages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tegy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ww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p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tural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rn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iving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tana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ece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k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pacity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erto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e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file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sketball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uisville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chives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chive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n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ount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ong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rysler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inion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der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gle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gether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ual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nc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stion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ek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uises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ice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tail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ogl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hind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ache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es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ployment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r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ericans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mply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cation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t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dging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ble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lorer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hines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rt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ngo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braska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s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dition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nese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ive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inton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da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vironmental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ibbean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ross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nsport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ans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ademic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utdoor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ltimore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sing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bor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n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ies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ct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mart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ach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nver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urist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e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luded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nual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ociated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ways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ints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endar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ition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eel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dy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e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let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rmany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uble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d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dicated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que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ll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ress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sion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rector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verview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stomers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ly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ring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ing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rrently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culty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ing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urch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ady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ert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ed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table:number-columns-repeated="4"/>
          <table:table-cell office:value-type="float" office:value="1995" calcext:value-type="float">
            <text:p>199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ws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cyclopedia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rcedes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utside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ssue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des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d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t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ffective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irfield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ance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ncil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ministration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ritten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ssure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sic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ms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set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rican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metimes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ain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ording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rah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er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ts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ir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tenance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x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ial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y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ts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welry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rs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eum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rectly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deral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tur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y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o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porate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rks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vd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umbing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k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t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pital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y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e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ed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osting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inue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mp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table:number-columns-repeated="4"/>
          <table:table-cell office:value-type="float" office:value="1999" calcext:value-type="float">
            <text:p>199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le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eels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iladelphia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r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l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ntries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ntre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scribe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s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vy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nt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il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aska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allation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stin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ified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ployee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ndors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ll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et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s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sto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nadian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m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bers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rtland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nguage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and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lidays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ddle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y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ering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ther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dget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llery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y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eland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rldwide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dge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ths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blem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turn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duate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ion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nk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oung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cture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perties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ck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ton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mestic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eting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ls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ds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cing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ditions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ong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es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d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ntals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df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ys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io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ther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ast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fordable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ergy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ample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ssible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ntury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ies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ir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ite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udy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al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thor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mer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ainst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es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t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ahoo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gines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ruction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ommodation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oenix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st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gs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owledge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h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iwan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pply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dio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ferences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ether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mited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lection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ject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ler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ion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wsletter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lcome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lanta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th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rls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kes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vorit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gineering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aign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tination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ept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way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termarket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est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anced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mple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tique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uise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lture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tions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fts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obe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ed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in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s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til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est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ove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led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anize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er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st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ather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taurants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in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dition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ght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fic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rd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ck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obal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actice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nya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rica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irements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rniture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ge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vage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itish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age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vrolet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ason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or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ents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g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eaning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ex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ided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s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nt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us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ple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ter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dded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er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sues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rles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ern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otball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rt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ervations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t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est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ncisco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llion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craft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oups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ll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uation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r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lication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vada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ice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ting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vers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rect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lls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ntucky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uis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ually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ze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eded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attle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hedule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d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it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itional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gin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r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rtable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ffects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ve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e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icut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as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ally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by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udies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ckson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ve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ssan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uman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erials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alysis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ent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re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ctoria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ther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m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igned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y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ast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rses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gree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lton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c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s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i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ive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kpendium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son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ends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t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owa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thers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ids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other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de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iginal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lacement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atured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rted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lers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kansas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ty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uisiana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ve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ft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um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lm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ndows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l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stration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s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tes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umbia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pection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x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ing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ading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bsites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r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abama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mw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an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m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undation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rn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warecheap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d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ing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veral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ek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garette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lect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ean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cial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y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reless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lands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ad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tch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isio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f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ip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nha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w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adem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dg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os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rtgage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sey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est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ectric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hicles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l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gle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king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ides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ristian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ivities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ount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mes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gazine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stomer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x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cense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t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tegory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gland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orts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avier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st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ilway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or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partment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tter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pular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gal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e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unt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nus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ciety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nd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rge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ertainment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com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enture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milar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nges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n't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rce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dio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t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vernment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ston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ce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ctures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geles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w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lden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d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e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mportant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other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ary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izona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cation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low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ats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yle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nesota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vid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klahoma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ble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ond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ords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llas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stions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ld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ristmas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ck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ver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ill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ok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hicle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nnsylvania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n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table:number-columns-repeated="4"/>
          <table:table-cell office:value-type="float" office:value="2003" calcext:value-type="float">
            <text:p>2003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s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stom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llowing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arn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on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auty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ilroad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n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metology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eds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souri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r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stival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fety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wever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own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nt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bruary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p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ees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glish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nce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lf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ancial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bile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xico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ldren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llage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int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mber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b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ur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men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und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anizations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nt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oking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ne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ep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vels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als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cated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pan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mains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es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cific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nning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ily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am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e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ll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erience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ate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ld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ides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ludes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s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ving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y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ll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t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orgia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ch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ptember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x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tober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hine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fferent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rn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ckage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ue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nsportation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td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c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cilities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mary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kota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wl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work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tegories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's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rtified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pane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rse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oto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bs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on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waii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day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ril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y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d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er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veler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ly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ve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liday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rol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t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ad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ion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ttle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ults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c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es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otos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erence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res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atures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lantic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ngkok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se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ing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ociation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en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od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d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laysia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cestry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gust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dit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int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ience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les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gine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hio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trict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cause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xt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untain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gs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ipping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wer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sted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y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ots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en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ten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s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ion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wn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cal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tomotiv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ver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l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idential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th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ia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bling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ry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s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ur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ercial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xt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ck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air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rrent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iders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nk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ot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lete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ies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g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e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ginia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eer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anizing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higan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k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eet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helle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ember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ve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se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ce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e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ing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velopment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anized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de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ian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vember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ml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cket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ndon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pplies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t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sed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urs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tails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orts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w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vertising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ls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ide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s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xjunofree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nta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xnetzero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views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aisers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ck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tes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ckages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wn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ntal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n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us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t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y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rado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lude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ard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tween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ntry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w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ker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na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ing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tinations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ite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pyright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fore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ama's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ound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nt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llinois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ch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ssic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hools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stern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cs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id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re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urope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zda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ghts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xmfirecheap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quipment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ket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ss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ry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hn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eral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ow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e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ining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l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de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ke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keting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rms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grams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cal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r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ley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udents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tinumcheap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erica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nda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lity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g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ease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fares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ical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ype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ed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ile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ers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pport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er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iana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leges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ources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storic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ey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s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ll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ould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vacy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der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ld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ange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urity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.s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kipedia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al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y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v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ch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urism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p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nts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nd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d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port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uary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od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ears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own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ck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fessional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throom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sonal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rival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y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ic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oup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st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sident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ps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ck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ntral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luding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icles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rectory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es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ick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ividuals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uld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shington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ough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stralia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rings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icy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rida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ts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ign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icago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ll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lines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ying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em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d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inos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s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chnology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ail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fe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gram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dy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earch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urance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xas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agement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e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ke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ck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bsite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ent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y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e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itute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wnload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ces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ailable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lated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alth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re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at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aisals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ter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st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ed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fare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ke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a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es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ducation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rk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a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st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ganization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nsas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st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ue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oadband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at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wo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ench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land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ifornia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main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st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ew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ted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en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icle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an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om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y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w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ear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lf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s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aiser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ver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tional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ere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rug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ke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blic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ired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r</text:p>
          </table:table-cell>
          <table:table-cell office:value-type="float" office:value="7212" calcext:value-type="float">
            <text:p>72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ing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ly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ople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perty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y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re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per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k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nty</text:p>
          </table:table-cell>
          <table:table-cell office:value-type="float" office:value="7453" calcext:value-type="float">
            <text:p>74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s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ide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ight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p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trieved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n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ckets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ks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ach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view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ork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o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se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th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ess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dit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armacy</text:p>
          </table:table-cell>
          <table:table-cell office:value-type="float" office:value="8453" calcext:value-type="float">
            <text:p>84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lp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y</text:p>
          </table:table-cell>
          <table:table-cell office:value-type="float" office:value="8493" calcext:value-type="float">
            <text:p>84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one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nter</text:p>
          </table:table-cell>
          <table:table-cell office:value-type="float" office:value="8725" calcext:value-type="float">
            <text:p>87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rack</text:p>
          </table:table-cell>
          <table:table-cell office:value-type="float" office:value="8728" calcext:value-type="float">
            <text:p>8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me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e</text:p>
          </table:table-cell>
          <table:table-cell office:value-type="float" office:value="8841" calcext:value-type="float">
            <text:p>88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line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e</text:p>
          </table:table-cell>
          <table:table-cell office:value-type="float" office:value="8891" calcext:value-type="float">
            <text:p>8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merican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st</text:p>
          </table:table-cell>
          <table:table-cell office:value-type="float" office:value="8991" calcext:value-type="float">
            <text:p>89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ter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ider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ub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rld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national</text:p>
          </table:table-cell>
          <table:table-cell office:value-type="float" office:value="9227" calcext:value-type="float">
            <text:p>92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formance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ting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essories</text:p>
          </table:table-cell>
          <table:table-cell office:value-type="float" office:value="9439" calcext:value-type="float">
            <text:p>94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float" office:value="9449" calcext:value-type="float">
            <text:p>94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ivery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ia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act</text:p>
          </table:table-cell>
          <table:table-cell office:value-type="float" office:value="9773" calcext:value-type="float">
            <text:p>97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</text:p>
          </table:table-cell>
          <table:table-cell office:value-type="float" office:value="9813" calcext:value-type="float">
            <text:p>9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k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ate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gh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milies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en</text:p>
          </table:table-cell>
          <table:table-cell office:value-type="float" office:value="10396" calcext:value-type="float">
            <text:p>10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ich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y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vernight</text:p>
          </table:table-cell>
          <table:table-cell office:value-type="float" office:value="11141" calcext:value-type="float">
            <text:p>111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rst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rchase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ware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y</text:p>
          </table:table-cell>
          <table:table-cell office:value-type="float" office:value="11711" calcext:value-type="float">
            <text:p>117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at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ights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11839" calcext:value-type="float">
            <text:p>118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w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al</text:p>
          </table:table-cell>
          <table:table-cell office:value-type="float" office:value="11919" calcext:value-type="float">
            <text:p>119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sting</text:p>
          </table:table-cell>
          <table:table-cell office:value-type="float" office:value="11934" calcext:value-type="float">
            <text:p>119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so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430" calcext:value-type="float">
            <text:p>124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</text:p>
          </table:table-cell>
          <table:table-cell office:value-type="float" office:value="12446" calcext:value-type="float">
            <text:p>124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office:value-type="float" office:value="12449" calcext:value-type="float">
            <text:p>124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arch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float" office:value="12559" calcext:value-type="float">
            <text:p>125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gas</text:p>
          </table:table-cell>
          <table:table-cell office:value-type="float" office:value="12569" calcext:value-type="float">
            <text:p>12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ws</text:p>
          </table:table-cell>
          <table:table-cell office:value-type="float" office:value="12571" calcext:value-type="float">
            <text:p>125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tels</text:p>
          </table:table-cell>
          <table:table-cell office:value-type="float" office:value="12630" calcext:value-type="float">
            <text:p>126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apest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ge</text:p>
          </table:table-cell>
          <table:table-cell office:value-type="float" office:value="12958" calcext:value-type="float">
            <text:p>129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s</text:p>
          </table:table-cell>
          <table:table-cell office:value-type="float" office:value="13267" calcext:value-type="float">
            <text:p>132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ther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tchell</text:p>
          </table:table-cell>
          <table:table-cell office:value-type="float" office:value="13453" calcext:value-type="float">
            <text:p>134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ices</text:p>
          </table:table-cell>
          <table:table-cell office:value-type="float" office:value="13581" calcext:value-type="float">
            <text:p>135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eric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n</text:p>
          </table:table-cell>
          <table:table-cell office:value-type="float" office:value="13704" calcext:value-type="float">
            <text:p>137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s</text:p>
          </table:table-cell>
          <table:table-cell office:value-type="float" office:value="13741" calcext:value-type="float">
            <text:p>137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te</text:p>
          </table:table-cell>
          <table:table-cell office:value-type="float" office:value="13742" calcext:value-type="float">
            <text:p>137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t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siness</text:p>
          </table:table-cell>
          <table:table-cell office:value-type="float" office:value="14205" calcext:value-type="float">
            <text:p>142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ilets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e</text:p>
          </table:table-cell>
          <table:table-cell office:value-type="float" office:value="14591" calcext:value-type="float">
            <text:p>14591</text:p>
          </table:table-cell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4598" calcext:value-type="float">
            <text:p>14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ur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204" calcext:value-type="float">
            <text:p>152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</text:p>
          </table:table-cell>
          <table:table-cell office:value-type="float" office:value="15631" calcext:value-type="float">
            <text:p>156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hool</text:p>
          </table:table-cell>
          <table:table-cell office:value-type="float" office:value="15753" calcext:value-type="float">
            <text:p>157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thout</text:p>
          </table:table-cell>
          <table:table-cell office:value-type="float" office:value="15913" calcext:value-type="float">
            <text:p>159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munity</text:p>
          </table:table-cell>
          <table:table-cell office:value-type="float" office:value="16047" calcext:value-type="float">
            <text:p>16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x</text:p>
          </table:table-cell>
          <table:table-cell office:value-type="float" office:value="16178" calcext:value-type="float">
            <text:p>1617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7017" calcext:value-type="float">
            <text:p>17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b</text:p>
          </table:table-cell>
          <table:table-cell office:value-type="float" office:value="17571" calcext:value-type="float">
            <text:p>175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n</text:p>
          </table:table-cell>
          <table:table-cell office:value-type="float" office:value="18387" calcext:value-type="float">
            <text:p>183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ort</text:p>
          </table:table-cell>
          <table:table-cell office:value-type="float" office:value="18552" calcext:value-type="float">
            <text:p>185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8722" calcext:value-type="float">
            <text:p>187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</text:p>
          </table:table-cell>
          <table:table-cell office:value-type="float" office:value="19249" calcext:value-type="float">
            <text:p>1924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9985" calcext:value-type="float">
            <text:p>199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float" office:value="20147" calcext:value-type="float">
            <text:p>201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out</text:p>
          </table:table-cell>
          <table:table-cell office:value-type="float" office:value="20729" calcext:value-type="float">
            <text:p>207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ve</text:p>
          </table:table-cell>
          <table:table-cell office:value-type="float" office:value="20798" calcext:value-type="float">
            <text:p>2079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861" calcext:value-type="float">
            <text:p>20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count</text:p>
          </table:table-cell>
          <table:table-cell office:value-type="float" office:value="20984" calcext:value-type="float">
            <text:p>209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d</text:p>
          </table:table-cell>
          <table:table-cell office:value-type="float" office:value="21348" calcext:value-type="float">
            <text:p>21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ty</text:p>
          </table:table-cell>
          <table:table-cell office:value-type="float" office:value="21401" calcext:value-type="float">
            <text:p>214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office:value-type="float" office:value="21628" calcext:value-type="float">
            <text:p>216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office:value-type="float" office:value="21996" calcext:value-type="float">
            <text:p>219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nada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scription</text:p>
          </table:table-cell>
          <table:table-cell office:value-type="float" office:value="22993" calcext:value-type="float">
            <text:p>22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to</text:p>
          </table:table-cell>
          <table:table-cell office:value-type="float" office:value="23051" calcext:value-type="float">
            <text:p>230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ama</text:p>
          </table:table-cell>
          <table:table-cell office:value-type="float" office:value="23205" calcext:value-type="float">
            <text:p>2320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3669" calcext:value-type="float">
            <text:p>236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re</text:p>
          </table:table-cell>
          <table:table-cell office:value-type="float" office:value="23723" calcext:value-type="float">
            <text:p>237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d</text:p>
          </table:table-cell>
          <table:table-cell office:value-type="float" office:value="24578" calcext:value-type="float">
            <text:p>245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me</text:p>
          </table:table-cell>
          <table:table-cell office:value-type="float" office:value="24928" calcext:value-type="float">
            <text:p>249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</text:p>
          </table:table-cell>
          <table:table-cell office:value-type="float" office:value="25609" calcext:value-type="float">
            <text:p>256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</text:p>
          </table:table-cell>
          <table:table-cell office:value-type="float" office:value="26410" calcext:value-type="float">
            <text:p>26410</text:p>
          </table:table-cell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28668" calcext:value-type="float">
            <text:p>2866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42" calcext:value-type="float">
            <text:p>2944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9978" calcext:value-type="float">
            <text:p>299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formation</text:p>
          </table:table-cell>
          <table:table-cell office:value-type="float" office:value="31528" calcext:value-type="float">
            <text:p>31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float" office:value="32257" calcext:value-type="float">
            <text:p>322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ee</text:p>
          </table:table-cell>
          <table:table-cell office:value-type="float" office:value="32291" calcext:value-type="float">
            <text:p>322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aisal</text:p>
          </table:table-cell>
          <table:table-cell office:value-type="float" office:value="32898" calcext:value-type="float">
            <text:p>328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office:value-type="float" office:value="35089" calcext:value-type="float">
            <text:p>350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ilet</text:p>
          </table:table-cell>
          <table:table-cell office:value-type="float" office:value="37536" calcext:value-type="float">
            <text:p>375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</text:p>
          </table:table-cell>
          <table:table-cell office:value-type="float" office:value="41076" calcext:value-type="float">
            <text:p>410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ternet</text:p>
          </table:table-cell>
          <table:table-cell office:value-type="float" office:value="41559" calcext:value-type="float">
            <text:p>415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our</text:p>
          </table:table-cell>
          <table:table-cell office:value-type="float" office:value="41586" calcext:value-type="float">
            <text:p>415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pecia</text:p>
          </table:table-cell>
          <table:table-cell office:value-type="float" office:value="43136" calcext:value-type="float">
            <text:p>43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tane</text:p>
          </table:table-cell>
          <table:table-cell office:value-type="float" office:value="43143" calcext:value-type="float">
            <text:p>431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vitra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lis</text:p>
          </table:table-cell>
          <table:table-cell office:value-type="float" office:value="44670" calcext:value-type="float">
            <text:p>446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ou</text:p>
          </table:table-cell>
          <table:table-cell office:value-type="float" office:value="45967" calcext:value-type="float">
            <text:p>459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agra</text:p>
          </table:table-cell>
          <table:table-cell office:value-type="float" office:value="46038" calcext:value-type="float">
            <text:p>46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y</text:p>
          </table:table-cell>
          <table:table-cell office:value-type="float" office:value="46918" calcext:value-type="float">
            <text:p>469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ir</text:p>
          </table:table-cell>
          <table:table-cell office:value-type="float" office:value="47787" calcext:value-type="float">
            <text:p>47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m</text:p>
          </table:table-cell>
          <table:table-cell office:value-type="float" office:value="48889" calcext:value-type="float">
            <text:p>48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tel</text:p>
          </table:table-cell>
          <table:table-cell office:value-type="float" office:value="49055" calcext:value-type="float">
            <text:p>490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</text:p>
          </table:table-cell>
          <table:table-cell office:value-type="float" office:value="51483" calcext:value-type="float">
            <text:p>51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ts</text:p>
          </table:table-cell>
          <table:table-cell office:value-type="float" office:value="51820" calcext:value-type="float">
            <text:p>518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st</text:p>
          </table:table-cell>
          <table:table-cell office:value-type="float" office:value="53655" calcext:value-type="float">
            <text:p>536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rname</text:p>
          </table:table-cell>
          <table:table-cell office:value-type="float" office:value="54505" calcext:value-type="float">
            <text:p>545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vel</text:p>
          </table:table-cell>
          <table:table-cell office:value-type="float" office:value="57495" calcext:value-type="float">
            <text:p>57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ealogy</text:p>
          </table:table-cell>
          <table:table-cell office:value-type="float" office:value="58218" calcext:value-type="float">
            <text:p>58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story</text:p>
          </table:table-cell>
          <table:table-cell office:value-type="float" office:value="60340" calcext:value-type="float">
            <text:p>603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line</text:p>
          </table:table-cell>
          <table:table-cell office:value-type="float" office:value="62921" calcext:value-type="float">
            <text:p>62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ino</text:p>
          </table:table-cell>
          <table:table-cell office:value-type="float" office:value="65738" calcext:value-type="float">
            <text:p>65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lege</text:p>
          </table:table-cell>
          <table:table-cell office:value-type="float" office:value="66528" calcext:value-type="float">
            <text:p>66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ee</text:p>
          </table:table-cell>
          <table:table-cell office:value-type="float" office:value="67834" calcext:value-type="float">
            <text:p>67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ap</text:p>
          </table:table-cell>
          <table:table-cell office:value-type="float" office:value="94513" calcext:value-type="float">
            <text:p>945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mily</text:p>
          </table:table-cell>
          <table:table-cell office:value-type="float" office:value="236263" calcext:value-type="float">
            <text:p>236263</text:p>
          </table:table-cell>
        </table:table-row>
        <table:table-row table:style-name="ro1" table:number-rows-repeated="104628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E1:Sheet1.F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23:37:44.566174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0:18:48.571341747</meta:creation-date>
    <dc:date>2014-02-15T23:41:56.428070748</dc:date>
    <meta:editing-duration>PT1M24S</meta:editing-duration>
    <meta:editing-cycles>2</meta:editing-cycles>
    <meta:generator>LibreOffice/4.2.0.4$Linux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04cm" svg:height="12.316cm" xlink:href=".." xlink:type="simple" chart:class="chart:line" chart:style-name="ch1">
        <chart:title svg:x="8.949cm" svg:y="0.381cm" chart:style-name="ch2">
          <text:p>Frecuencias de términos en las colecciones</text:p>
        </chart:title>
        <chart:legend chart:legend-position="end" svg:x="24.471cm" svg:y="5.614cm" style:legend-expansion="high" chart:style-name="ch3"/>
        <chart:plot-area chart:style-name="ch4" table:cell-range-address="Sheet1.E1:Sheet1.F2295 Sheet1.D1:Sheet1.D2 Sheet1.B1:Sheet1.B783" chart:data-source-has-labels="both" svg:x="0.994cm" svg:y="1.92cm" svg:width="22.39cm" svg:height="9.73cm">
          <chartooo:coordinate-region svg:x="2.881cm" svg:y="2.117cm" svg:width="20.248cm" svg:height="6.969cm"/>
          <chart:axis chart:dimension="x" chart:name="primary-x" chart:style-name="ch5" chartooo:axis-type="auto">
            <chartooo:date-scale/>
            <chart:categories table:cell-range-address="Sheet1.E1:Sheet1.E22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83" chart:label-cell-address="Sheet1.D1:Sheet1.D1" chart:class="chart:line">
            <chart:data-point chart:repeated="783"/>
          </chart:series>
          <chart:series chart:style-name="ch8" chart:values-cell-range-address="Sheet1.F1:Sheet1.F2295" chart:label-cell-address="Sheet1.D2:Sheet1.D2" chart:class="chart:line">
            <chart:data-point chart:repeated="229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1K</text:p>
                <draw:g>
                  <svg:desc>Sheet1.D1:Sheet1.D1</svg:desc>
                </draw:g>
              </table:table-cell>
              <table:table-cell office:value-type="string">
                <text:p>Freq 10K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'1</text:p>
                <draw:g>
                  <svg:desc>Sheet1.E1:Sheet1.E2295</svg:desc>
                </draw:g>
              </table:table-cell>
              <table:table-cell office:value-type="float" office:value="1">
                <text:p>1</text:p>
                <draw:g>
                  <svg:desc>Sheet1.B1:Sheet1.B783</svg:desc>
                </draw:g>
              </table:table-cell>
              <table:table-cell office:value-type="float" office:value="1">
                <text:p>1</text:p>
                <draw:g>
                  <svg:desc>Sheet1.F1:Sheet1.F2295</svg:desc>
                </draw:g>
              </table:table-cell>
            </table:table-row>
            <table:table-row>
              <table:table-cell office:value-type="string">
                <text:p>0,00,1,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,2769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,14168,118206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2933,333437,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,585357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8816,1546579,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38">
                <text:p>214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,8599,1729524,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.00monthly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.3.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404">
                <text:p>1740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93">
                <text:p>709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94">
                <text:p>70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047">
                <text:p>70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8cv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k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7cv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pm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mc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12004">
                <text:p>111200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070a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4k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.5km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5,0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,2,3,4,5,6,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.9.8b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4.95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.2.1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.866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60s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1k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km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bets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absence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.9.7a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th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th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agreements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bsolutely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ppreciate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ngle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7840">
                <text:p>7784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als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ncestry.com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bi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billing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cid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ged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advisor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arranged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th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anal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ffiliated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th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behavioral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th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dministrator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ndrews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231">
                <text:p>23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ncestor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70s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beekman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assisted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mtrak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pp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mc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lert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ustrian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258">
                <text:p>2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uthorized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bright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ntrim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64">
                <text:p>26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abuse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ais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nnouncements</text:p>
              </table:table-cell>
              <table:table-cell office:value-type="float" office:value="267">
                <text:p>26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68">
                <text:p>2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ges</text:p>
              </table:table-cell>
              <table:table-cell office:value-type="float" office:value="269">
                <text:p>2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acts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cabana</text:p>
              </table:table-cell>
              <table:table-cell office:value-type="float" office:value="272">
                <text:p>27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antivirus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th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8">
                <text:p>27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affect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boyd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th</text:p>
              </table:table-cell>
              <table:table-cell office:value-type="float" office:value="282">
                <text:p>28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cheat</text:p>
              </table:table-cell>
              <table:table-cell office:value-type="float" office:value="283">
                <text:p>2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alexander</text:p>
              </table:table-cell>
              <table:table-cell office:value-type="float" office:value="284">
                <text:p>28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5">
                <text:p>28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mateur</text:p>
              </table:table-cell>
              <table:table-cell office:value-type="float" office:value="286">
                <text:p>28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cisterns</text:p>
              </table:table-cell>
              <table:table-cell office:value-type="float" office:value="287">
                <text:p>28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bikes</text:p>
              </table:table-cell>
              <table:table-cell office:value-type="float" office:value="288">
                <text:p>28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90">
                <text:p>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americus</text:p>
              </table:table-cell>
              <table:table-cell office:value-type="float" office:value="291">
                <text:p>29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lex</text:p>
              </table:table-cell>
              <table:table-cell office:value-type="float" office:value="293">
                <text:p>29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4">
                <text:p>29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rrangements</text:p>
              </table:table-cell>
              <table:table-cell office:value-type="float" office:value="295">
                <text:p>29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7">
                <text:p>29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additionally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asking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basics</text:p>
              </table:table-cell>
              <table:table-cell office:value-type="float" office:value="300">
                <text:p>3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adopted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olton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304">
                <text:p>3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udubon</text:p>
              </table:table-cell>
              <table:table-cell office:value-type="float" office:value="305">
                <text:p>30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hley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ccord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.0.54</text:p>
              </table:table-cell>
              <table:table-cell office:value-type="float" office:value="314">
                <text:p>3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15">
                <text:p>3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ppeal</text:p>
              </table:table-cell>
              <table:table-cell office:value-type="float" office:value="317">
                <text:p>3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18">
                <text:p>3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9">
                <text:p>3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320">
                <text:p>32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appears</text:p>
              </table:table-cell>
              <table:table-cell office:value-type="float" office:value="321">
                <text:p>3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arthur</text:p>
              </table:table-cell>
              <table:table-cell office:value-type="float" office:value="322">
                <text:p>32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323">
                <text:p>32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rab</text:p>
              </table:table-cell>
              <table:table-cell office:value-type="float" office:value="324">
                <text:p>32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ontinues</text:p>
              </table:table-cell>
              <table:table-cell office:value-type="float" office:value="325">
                <text:p>3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carson</text:p>
              </table:table-cell>
              <table:table-cell office:value-type="float" office:value="326">
                <text:p>3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lgonquin</text:p>
              </table:table-cell>
              <table:table-cell office:value-type="float" office:value="327">
                <text:p>32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asset</text:p>
              </table:table-cell>
              <table:table-cell office:value-type="float" office:value="328">
                <text:p>32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x</text:p>
              </table:table-cell>
              <table:table-cell office:value-type="float" office:value="329">
                <text:p>3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330">
                <text:p>33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331">
                <text:p>33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djustable</text:p>
              </table:table-cell>
              <table:table-cell office:value-type="float" office:value="333">
                <text:p>33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334">
                <text:p>33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35">
                <text:p>3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336">
                <text:p>33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7">
                <text:p>33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338">
                <text:p>33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9">
                <text:p>3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amherst</text:p>
              </table:table-cell>
              <table:table-cell office:value-type="float" office:value="340">
                <text:p>3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341">
                <text:p>3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cooking</text:p>
              </table:table-cell>
              <table:table-cell office:value-type="float" office:value="343">
                <text:p>34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44">
                <text:p>34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basket</text:p>
              </table:table-cell>
              <table:table-cell office:value-type="float" office:value="346">
                <text:p>34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48">
                <text:p>34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clinical</text:p>
              </table:table-cell>
              <table:table-cell office:value-type="float" office:value="349">
                <text:p>3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ssociations</text:p>
              </table:table-cell>
              <table:table-cell office:value-type="float" office:value="350">
                <text:p>35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51">
                <text:p>35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buses</text:p>
              </table:table-cell>
              <table:table-cell office:value-type="float" office:value="352">
                <text:p>35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auses</text:p>
              </table:table-cell>
              <table:table-cell office:value-type="float" office:value="353">
                <text:p>3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bid</text:p>
              </table:table-cell>
              <table:table-cell office:value-type="float" office:value="354">
                <text:p>3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355">
                <text:p>35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56">
                <text:p>35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broken</text:p>
              </table:table-cell>
              <table:table-cell office:value-type="float" office:value="359">
                <text:p>35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cooling</text:p>
              </table:table-cell>
              <table:table-cell office:value-type="float" office:value="361">
                <text:p>36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63">
                <text:p>36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brokers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th</text:p>
              </table:table-cell>
              <table:table-cell office:value-type="float" office:value="366">
                <text:p>36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67">
                <text:p>36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bicycle</text:p>
              </table:table-cell>
              <table:table-cell office:value-type="float" office:value="369">
                <text:p>36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70">
                <text:p>37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371">
                <text:p>37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boone</text:p>
              </table:table-cell>
              <table:table-cell office:value-type="float" office:value="372">
                <text:p>37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373">
                <text:p>3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74">
                <text:p>37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advocacy</text:p>
              </table:table-cell>
              <table:table-cell office:value-type="float" office:value="375">
                <text:p>37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376">
                <text:p>37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ertificate</text:p>
              </table:table-cell>
              <table:table-cell office:value-type="float" office:value="377">
                <text:p>37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fat</text:p>
              </table:table-cell>
              <table:table-cell office:value-type="float" office:value="378">
                <text:p>37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379">
                <text:p>37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androgen</text:p>
              </table:table-cell>
              <table:table-cell office:value-type="float" office:value="380">
                <text:p>3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381">
                <text:p>3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converted</text:p>
              </table:table-cell>
              <table:table-cell office:value-type="float" office:value="382">
                <text:p>38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4">
                <text:p>38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applicable</text:p>
              </table:table-cell>
              <table:table-cell office:value-type="float" office:value="385">
                <text:p>38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citizens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lma</text:p>
              </table:table-cell>
              <table:table-cell office:value-type="float" office:value="387">
                <text:p>38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388">
                <text:p>38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0">
                <text:p>39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aids</text:p>
              </table:table-cell>
              <table:table-cell office:value-type="float" office:value="391">
                <text:p>39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3">
                <text:p>39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394">
                <text:p>39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blvd</text:p>
              </table:table-cell>
              <table:table-cell office:value-type="float" office:value="395">
                <text:p>39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carbon</text:p>
              </table:table-cell>
              <table:table-cell office:value-type="float" office:value="396">
                <text:p>39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ada</text:p>
              </table:table-cell>
              <table:table-cell office:value-type="float" office:value="397">
                <text:p>39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baker</text:p>
              </table:table-cell>
              <table:table-cell office:value-type="float" office:value="398">
                <text:p>39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399">
                <text:p>39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00">
                <text:p>4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cycle</text:p>
              </table:table-cell>
              <table:table-cell office:value-type="float" office:value="401">
                <text:p>40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403">
                <text:p>4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tv</text:p>
              </table:table-cell>
              <table:table-cell office:value-type="float" office:value="405">
                <text:p>40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06">
                <text:p>40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408">
                <text:p>40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camaro</text:p>
              </table:table-cell>
              <table:table-cell office:value-type="float" office:value="409">
                <text:p>40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filing</text:p>
              </table:table-cell>
              <table:table-cell office:value-type="float" office:value="410">
                <text:p>41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decided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4">
                <text:p>41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biden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417">
                <text:p>4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419">
                <text:p>4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20">
                <text:p>4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dave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423">
                <text:p>42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26">
                <text:p>4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31">
                <text:p>43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belle</text:p>
              </table:table-cell>
              <table:table-cell office:value-type="float" office:value="432">
                <text:p>43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33">
                <text:p>43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34">
                <text:p>43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35">
                <text:p>4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ahead</text:p>
              </table:table-cell>
              <table:table-cell office:value-type="float" office:value="436">
                <text:p>43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37">
                <text:p>43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conservation</text:p>
              </table:table-cell>
              <table:table-cell office:value-type="float" office:value="438">
                <text:p>43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grace</text:p>
              </table:table-cell>
              <table:table-cell office:value-type="float" office:value="441">
                <text:p>4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drinking</text:p>
              </table:table-cell>
              <table:table-cell office:value-type="float" office:value="446">
                <text:p>44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48">
                <text:p>44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49">
                <text:p>4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451">
                <text:p>4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452">
                <text:p>45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advisory</text:p>
              </table:table-cell>
              <table:table-cell office:value-type="float" office:value="453">
                <text:p>45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approaches</text:p>
              </table:table-cell>
              <table:table-cell office:value-type="float" office:value="454">
                <text:p>45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ctions</text:p>
              </table:table-cell>
              <table:table-cell office:value-type="float" office:value="455">
                <text:p>45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ppraising</text:p>
              </table:table-cell>
              <table:table-cell office:value-type="float" office:value="456">
                <text:p>45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attorneys</text:p>
              </table:table-cell>
              <table:table-cell office:value-type="float" office:value="457">
                <text:p>45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bumper</text:p>
              </table:table-cell>
              <table:table-cell office:value-type="float" office:value="459">
                <text:p>45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beds</text:p>
              </table:table-cell>
              <table:table-cell office:value-type="float" office:value="460">
                <text:p>46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hearing</text:p>
              </table:table-cell>
              <table:table-cell office:value-type="float" office:value="461">
                <text:p>46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accounts</text:p>
              </table:table-cell>
              <table:table-cell office:value-type="float" office:value="462">
                <text:p>46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63">
                <text:p>4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brooklyn</text:p>
              </table:table-cell>
              <table:table-cell office:value-type="float" office:value="464">
                <text:p>46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aberdeen</text:p>
              </table:table-cell>
              <table:table-cell office:value-type="float" office:value="465">
                <text:p>46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changed</text:p>
              </table:table-cell>
              <table:table-cell office:value-type="float" office:value="466">
                <text:p>46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ip</text:p>
              </table:table-cell>
              <table:table-cell office:value-type="float" office:value="468">
                <text:p>46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69">
                <text:p>46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attorney</text:p>
              </table:table-cell>
              <table:table-cell office:value-type="float" office:value="470">
                <text:p>47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472">
                <text:p>47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devices</text:p>
              </table:table-cell>
              <table:table-cell office:value-type="float" office:value="473">
                <text:p>47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76">
                <text:p>47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mirror</text:p>
              </table:table-cell>
              <table:table-cell office:value-type="float" office:value="479">
                <text:p>47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concerns</text:p>
              </table:table-cell>
              <table:table-cell office:value-type="float" office:value="480">
                <text:p>48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antiques</text:p>
              </table:table-cell>
              <table:table-cell office:value-type="float" office:value="481">
                <text:p>48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holy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484">
                <text:p>48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abin</text:p>
              </table:table-cell>
              <table:table-cell office:value-type="float" office:value="485">
                <text:p>48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7">
                <text:p>48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nnounced</text:p>
              </table:table-cell>
              <table:table-cell office:value-type="float" office:value="488">
                <text:p>48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america's</text:p>
              </table:table-cell>
              <table:table-cell office:value-type="float" office:value="490">
                <text:p>49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manila</text:p>
              </table:table-cell>
              <table:table-cell office:value-type="float" office:value="492">
                <text:p>49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airbag</text:p>
              </table:table-cell>
              <table:table-cell office:value-type="float" office:value="494">
                <text:p>49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495">
                <text:p>49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amazing</text:p>
              </table:table-cell>
              <table:table-cell office:value-type="float" office:value="497">
                <text:p>49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anywhere</text:p>
              </table:table-cell>
              <table:table-cell office:value-type="float" office:value="499">
                <text:p>49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500">
                <text:p>5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burlington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arter</text:p>
              </table:table-cell>
              <table:table-cell office:value-type="float" office:value="502">
                <text:p>50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equipped</text:p>
              </table:table-cell>
              <table:table-cell office:value-type="float" office:value="503">
                <text:p>5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bear</text:p>
              </table:table-cell>
              <table:table-cell office:value-type="float" office:value="505">
                <text:p>5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507">
                <text:p>50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cedar</text:p>
              </table:table-cell>
              <table:table-cell office:value-type="float" office:value="508">
                <text:p>50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09">
                <text:p>50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britain</text:p>
              </table:table-cell>
              <table:table-cell office:value-type="float" office:value="512">
                <text:p>5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513">
                <text:p>51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5">
                <text:p>51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harry</text:p>
              </table:table-cell>
              <table:table-cell office:value-type="float" office:value="516">
                <text:p>5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519">
                <text:p>5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extensive</text:p>
              </table:table-cell>
              <table:table-cell office:value-type="float" office:value="529">
                <text:p>52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claim</text:p>
              </table:table-cell>
              <table:table-cell office:value-type="float" office:value="531">
                <text:p>5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circle</text:p>
              </table:table-cell>
              <table:table-cell office:value-type="float" office:value="532">
                <text:p>5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completely</text:p>
              </table:table-cell>
              <table:table-cell office:value-type="float" office:value="533">
                <text:p>53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efficient</text:p>
              </table:table-cell>
              <table:table-cell office:value-type="float" office:value="536">
                <text:p>53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537">
                <text:p>5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consumer_information</text:p>
              </table:table-cell>
              <table:table-cell office:value-type="float" office:value="540">
                <text:p>54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541">
                <text:p>54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bookmark</text:p>
              </table:table-cell>
              <table:table-cell office:value-type="float" office:value="542">
                <text:p>54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43">
                <text:p>54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kezia</text:p>
              </table:table-cell>
              <table:table-cell office:value-type="float" office:value="545">
                <text:p>54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548">
                <text:p>54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artists</text:p>
              </table:table-cell>
              <table:table-cell office:value-type="float" office:value="551">
                <text:p>55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nswers</text:p>
              </table:table-cell>
              <table:table-cell office:value-type="float" office:value="552">
                <text:p>55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except</text:p>
              </table:table-cell>
              <table:table-cell office:value-type="float" office:value="553">
                <text:p>55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54">
                <text:p>55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ability</text:p>
              </table:table-cell>
              <table:table-cell office:value-type="float" office:value="555">
                <text:p>55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558">
                <text:p>55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59">
                <text:p>55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census</text:p>
              </table:table-cell>
              <table:table-cell office:value-type="float" office:value="560">
                <text:p>56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562">
                <text:p>56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563">
                <text:p>5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sheville</text:p>
              </table:table-cell>
              <table:table-cell office:value-type="float" office:value="566">
                <text:p>56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567">
                <text:p>56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571">
                <text:p>57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73">
                <text:p>57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agricultural</text:p>
              </table:table-cell>
              <table:table-cell office:value-type="float" office:value="575">
                <text:p>57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thletics</text:p>
              </table:table-cell>
              <table:table-cell office:value-type="float" office:value="577">
                <text:p>57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78">
                <text:p>57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midwest</text:p>
              </table:table-cell>
              <table:table-cell office:value-type="float" office:value="580">
                <text:p>5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84">
                <text:p>58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betting</text:p>
              </table:table-cell>
              <table:table-cell office:value-type="float" office:value="585">
                <text:p>5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bowdoin</text:p>
              </table:table-cell>
              <table:table-cell office:value-type="float" office:value="586">
                <text:p>5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587">
                <text:p>5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589">
                <text:p>58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ellular</text:p>
              </table:table-cell>
              <table:table-cell office:value-type="float" office:value="591">
                <text:p>5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594">
                <text:p>5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598">
                <text:p>59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belt</text:p>
              </table:table-cell>
              <table:table-cell office:value-type="float" office:value="601">
                <text:p>6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acura</text:p>
              </table:table-cell>
              <table:table-cell office:value-type="float" office:value="602">
                <text:p>60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603">
                <text:p>60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606">
                <text:p>6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607">
                <text:p>6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08">
                <text:p>60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counties</text:p>
              </table:table-cell>
              <table:table-cell office:value-type="float" office:value="609">
                <text:p>6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disabled</text:p>
              </table:table-cell>
              <table:table-cell office:value-type="float" office:value="610">
                <text:p>61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whose</text:p>
              </table:table-cell>
              <table:table-cell office:value-type="float" office:value="612">
                <text:p>6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lid</text:p>
              </table:table-cell>
              <table:table-cell office:value-type="float" office:value="614">
                <text:p>61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615">
                <text:p>61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16">
                <text:p>6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aim</text:p>
              </table:table-cell>
              <table:table-cell office:value-type="float" office:value="617">
                <text:p>6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approximately</text:p>
              </table:table-cell>
              <table:table-cell office:value-type="float" office:value="619">
                <text:p>6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622">
                <text:p>6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627">
                <text:p>62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gun</text:p>
              </table:table-cell>
              <table:table-cell office:value-type="float" office:value="628">
                <text:p>62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629">
                <text:p>6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cal</text:p>
              </table:table-cell>
              <table:table-cell office:value-type="float" office:value="630">
                <text:p>63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animals</text:p>
              </table:table-cell>
              <table:table-cell office:value-type="float" office:value="631">
                <text:p>6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connections</text:p>
              </table:table-cell>
              <table:table-cell office:value-type="float" office:value="634">
                <text:p>6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boulder</text:p>
              </table:table-cell>
              <table:table-cell office:value-type="float" office:value="635">
                <text:p>6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condominiums</text:p>
              </table:table-cell>
              <table:table-cell office:value-type="float" office:value="636">
                <text:p>63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37">
                <text:p>63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brian</text:p>
              </table:table-cell>
              <table:table-cell office:value-type="float" office:value="638">
                <text:p>63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640">
                <text:p>64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airborne</text:p>
              </table:table-cell>
              <table:table-cell office:value-type="float" office:value="642">
                <text:p>64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646">
                <text:p>64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647">
                <text:p>6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installing</text:p>
              </table:table-cell>
              <table:table-cell office:value-type="float" office:value="651">
                <text:p>65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653">
                <text:p>65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655">
                <text:p>65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658">
                <text:p>65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closed</text:p>
              </table:table-cell>
              <table:table-cell office:value-type="float" office:value="659">
                <text:p>65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lewis</text:p>
              </table:table-cell>
              <table:table-cell office:value-type="float" office:value="662">
                <text:p>66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666">
                <text:p>66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claims</text:p>
              </table:table-cell>
              <table:table-cell office:value-type="float" office:value="672">
                <text:p>67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74">
                <text:p>67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cornell</text:p>
              </table:table-cell>
              <table:table-cell office:value-type="float" office:value="681">
                <text:p>68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airplane</text:p>
              </table:table-cell>
              <table:table-cell office:value-type="float" office:value="683">
                <text:p>68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84">
                <text:p>68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challenges</text:p>
              </table:table-cell>
              <table:table-cell office:value-type="float" office:value="688">
                <text:p>68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eureka</text:p>
              </table:table-cell>
              <table:table-cell office:value-type="float" office:value="689">
                <text:p>68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690">
                <text:p>69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2">
                <text:p>69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leads</text:p>
              </table:table-cell>
              <table:table-cell office:value-type="float" office:value="695">
                <text:p>69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accepted</text:p>
              </table:table-cell>
              <table:table-cell office:value-type="float" office:value="696">
                <text:p>69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admiral</text:p>
              </table:table-cell>
              <table:table-cell office:value-type="float" office:value="701">
                <text:p>70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702">
                <text:p>70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discounts</text:p>
              </table:table-cell>
              <table:table-cell office:value-type="float" office:value="705">
                <text:p>70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fishing</text:p>
              </table:table-cell>
              <table:table-cell office:value-type="float" office:value="708">
                <text:p>70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adults</text:p>
              </table:table-cell>
              <table:table-cell office:value-type="float" office:value="710">
                <text:p>71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instant</text:p>
              </table:table-cell>
              <table:table-cell office:value-type="float" office:value="715">
                <text:p>71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24">
                <text:p>72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bbc</text:p>
              </table:table-cell>
              <table:table-cell office:value-type="float" office:value="725">
                <text:p>7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affiliate</text:p>
              </table:table-cell>
              <table:table-cell office:value-type="float" office:value="727">
                <text:p>72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hands</text:p>
              </table:table-cell>
              <table:table-cell office:value-type="float" office:value="730">
                <text:p>73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731">
                <text:p>73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benefit</text:p>
              </table:table-cell>
              <table:table-cell office:value-type="float" office:value="736">
                <text:p>73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beaufort</text:p>
              </table:table-cell>
              <table:table-cell office:value-type="float" office:value="744">
                <text:p>7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747">
                <text:p>74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authority</text:p>
              </table:table-cell>
              <table:table-cell office:value-type="float" office:value="753">
                <text:p>75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apartment</text:p>
              </table:table-cell>
              <table:table-cell office:value-type="float" office:value="754">
                <text:p>7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beyond</text:p>
              </table:table-cell>
              <table:table-cell office:value-type="float" office:value="755">
                <text:p>75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changing</text:p>
              </table:table-cell>
              <table:table-cell office:value-type="float" office:value="756">
                <text:p>75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757">
                <text:p>75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coupons</text:p>
              </table:table-cell>
              <table:table-cell office:value-type="float" office:value="759">
                <text:p>75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laboratory</text:p>
              </table:table-cell>
              <table:table-cell office:value-type="float" office:value="760">
                <text:p>76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67">
                <text:p>76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8">
                <text:p>76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770">
                <text:p>77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berth</text:p>
              </table:table-cell>
              <table:table-cell office:value-type="float" office:value="775">
                <text:p>7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experts</text:p>
              </table:table-cell>
              <table:table-cell office:value-type="float" office:value="776">
                <text:p>7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assignment</text:p>
              </table:table-cell>
              <table:table-cell office:value-type="float" office:value="778">
                <text:p>77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780">
                <text:p>7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comcast</text:p>
              </table:table-cell>
              <table:table-cell office:value-type="float" office:value="785">
                <text:p>78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applying</text:p>
              </table:table-cell>
              <table:table-cell office:value-type="float" office:value="787">
                <text:p>78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789">
                <text:p>7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craps</text:p>
              </table:table-cell>
              <table:table-cell office:value-type="float" office:value="790">
                <text:p>7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803">
                <text:p>80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804">
                <text:p>80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805">
                <text:p>80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10">
                <text:p>8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812">
                <text:p>81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ak</text:p>
              </table:table-cell>
              <table:table-cell office:value-type="float" office:value="815">
                <text:p>81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817">
                <text:p>81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818">
                <text:p>81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sister</text:p>
              </table:table-cell>
              <table:table-cell office:value-type="float" office:value="820">
                <text:p>82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disclaimer</text:p>
              </table:table-cell>
              <table:table-cell office:value-type="float" office:value="822">
                <text:p>82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gate</text:p>
              </table:table-cell>
              <table:table-cell office:value-type="float" office:value="823">
                <text:p>82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amenities</text:p>
              </table:table-cell>
              <table:table-cell office:value-type="float" office:value="828">
                <text:p>82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kong</text:p>
              </table:table-cell>
              <table:table-cell office:value-type="float" office:value="831">
                <text:p>83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beginning</text:p>
              </table:table-cell>
              <table:table-cell office:value-type="float" office:value="836">
                <text:p>83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dan</text:p>
              </table:table-cell>
              <table:table-cell office:value-type="float" office:value="840">
                <text:p>8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bend</text:p>
              </table:table-cell>
              <table:table-cell office:value-type="float" office:value="843">
                <text:p>84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certification</text:p>
              </table:table-cell>
              <table:table-cell office:value-type="float" office:value="844">
                <text:p>84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buyers</text:p>
              </table:table-cell>
              <table:table-cell office:value-type="float" office:value="847">
                <text:p>84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delivered</text:p>
              </table:table-cell>
              <table:table-cell office:value-type="float" office:value="848">
                <text:p>84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removed</text:p>
              </table:table-cell>
              <table:table-cell office:value-type="float" office:value="852">
                <text:p>85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opinions</text:p>
              </table:table-cell>
              <table:table-cell office:value-type="float" office:value="856">
                <text:p>85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58">
                <text:p>85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ice</text:p>
              </table:table-cell>
              <table:table-cell office:value-type="float" office:value="861">
                <text:p>86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863">
                <text:p>86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drop</text:p>
              </table:table-cell>
              <table:table-cell office:value-type="float" office:value="864">
                <text:p>86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farm</text:p>
              </table:table-cell>
              <table:table-cell office:value-type="float" office:value="868">
                <text:p>86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869">
                <text:p>86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chair</text:p>
              </table:table-cell>
              <table:table-cell office:value-type="float" office:value="871">
                <text:p>87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fraser</text:p>
              </table:table-cell>
              <table:table-cell office:value-type="float" office:value="873">
                <text:p>87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weeks</text:p>
              </table:table-cell>
              <table:table-cell office:value-type="float" office:value="880">
                <text:p>88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guarantee</text:p>
              </table:table-cell>
              <table:table-cell office:value-type="float" office:value="881">
                <text:p>88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882">
                <text:p>88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block</text:p>
              </table:table-cell>
              <table:table-cell office:value-type="float" office:value="883">
                <text:p>8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885">
                <text:p>88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apartments</text:p>
              </table:table-cell>
              <table:table-cell office:value-type="float" office:value="890">
                <text:p>89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corner</text:p>
              </table:table-cell>
              <table:table-cell office:value-type="float" office:value="897">
                <text:p>8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hong</text:p>
              </table:table-cell>
              <table:table-cell office:value-type="float" office:value="898">
                <text:p>89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905">
                <text:p>9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bedford</text:p>
              </table:table-cell>
              <table:table-cell office:value-type="float" office:value="906">
                <text:p>90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908">
                <text:p>90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army</text:p>
              </table:table-cell>
              <table:table-cell office:value-type="float" office:value="915">
                <text:p>91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berea</text:p>
              </table:table-cell>
              <table:table-cell office:value-type="float" office:value="925">
                <text:p>92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develop</text:p>
              </table:table-cell>
              <table:table-cell office:value-type="float" office:value="930">
                <text:p>9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communities</text:p>
              </table:table-cell>
              <table:table-cell office:value-type="float" office:value="934">
                <text:p>93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beaches</text:p>
              </table:table-cell>
              <table:table-cell office:value-type="float" office:value="936">
                <text:p>93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56">
                <text:p>95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ccurate</text:p>
              </table:table-cell>
              <table:table-cell office:value-type="float" office:value="959">
                <text:p>95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baseball</text:p>
              </table:table-cell>
              <table:table-cell office:value-type="float" office:value="962">
                <text:p>96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airbus</text:p>
              </table:table-cell>
              <table:table-cell office:value-type="float" office:value="966">
                <text:p>96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967">
                <text:p>96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71">
                <text:p>97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junofree</text:p>
              </table:table-cell>
              <table:table-cell office:value-type="float" office:value="975">
                <text:p>97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982">
                <text:p>98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creating</text:p>
              </table:table-cell>
              <table:table-cell office:value-type="float" office:value="983">
                <text:p>98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sioux</text:p>
              </table:table-cell>
              <table:table-cell office:value-type="float" office:value="986">
                <text:p>98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faqs</text:p>
              </table:table-cell>
              <table:table-cell office:value-type="float" office:value="987">
                <text:p>98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994">
                <text:p>99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fha</text:p>
              </table:table-cell>
              <table:table-cell office:value-type="float" office:value="1009">
                <text:p>100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1017">
                <text:p>101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024">
                <text:p>102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reliable</text:p>
              </table:table-cell>
              <table:table-cell office:value-type="float" office:value="1030">
                <text:p>103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allowed</text:p>
              </table:table-cell>
              <table:table-cell office:value-type="float" office:value="1040">
                <text:p>104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nationwide</text:p>
              </table:table-cell>
              <table:table-cell office:value-type="float" office:value="1041">
                <text:p>104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option</text:p>
              </table:table-cell>
              <table:table-cell office:value-type="float" office:value="1049">
                <text:p>104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annapolis</text:p>
              </table:table-cell>
              <table:table-cell office:value-type="float" office:value="1050">
                <text:p>105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anderson</text:p>
              </table:table-cell>
              <table:table-cell office:value-type="float" office:value="1063">
                <text:p>106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nniversary</text:p>
              </table:table-cell>
              <table:table-cell office:value-type="float" office:value="1071">
                <text:p>107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fan</text:p>
              </table:table-cell>
              <table:table-cell office:value-type="float" office:value="1091">
                <text:p>109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1094">
                <text:p>10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1098">
                <text:p>109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font</text:p>
              </table:table-cell>
              <table:table-cell office:value-type="float" office:value="1106">
                <text:p>110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1108">
                <text:p>110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1111">
                <text:p>111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ashland</text:p>
              </table:table-cell>
              <table:table-cell office:value-type="float" office:value="1114">
                <text:p>11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advance</text:p>
              </table:table-cell>
              <table:table-cell office:value-type="float" office:value="1117">
                <text:p>111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1124">
                <text:p>112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126">
                <text:p>112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band</text:p>
              </table:table-cell>
              <table:table-cell office:value-type="float" office:value="1142">
                <text:p>114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149">
                <text:p>114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1186">
                <text:p>118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1187">
                <text:p>118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appraised</text:p>
              </table:table-cell>
              <table:table-cell office:value-type="float" office:value="1191">
                <text:p>119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chain</text:p>
              </table:table-cell>
              <table:table-cell office:value-type="float" office:value="1192">
                <text:p>119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1219">
                <text:p>121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sitemap</text:p>
              </table:table-cell>
              <table:table-cell office:value-type="float" office:value="1221">
                <text:p>122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bidet</text:p>
              </table:table-cell>
              <table:table-cell office:value-type="float" office:value="1229">
                <text:p>122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assessment</text:p>
              </table:table-cell>
              <table:table-cell office:value-type="float" office:value="1231">
                <text:p>123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233">
                <text:p>123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1240">
                <text:p>124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autos</text:p>
              </table:table-cell>
              <table:table-cell office:value-type="float" office:value="1244">
                <text:p>124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believe</text:p>
              </table:table-cell>
              <table:table-cell office:value-type="float" office:value="1253">
                <text:p>125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paso</text:p>
              </table:table-cell>
              <table:table-cell office:value-type="float" office:value="1257">
                <text:p>125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giving</text:p>
              </table:table-cell>
              <table:table-cell office:value-type="float" office:value="1262">
                <text:p>126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1269">
                <text:p>126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election</text:p>
              </table:table-cell>
              <table:table-cell office:value-type="float" office:value="1280">
                <text:p>128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contains</text:p>
              </table:table-cell>
              <table:table-cell office:value-type="float" office:value="1297">
                <text:p>129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18">
                <text:p>131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1319">
                <text:p>131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anti</text:p>
              </table:table-cell>
              <table:table-cell office:value-type="float" office:value="1351">
                <text:p>135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1364">
                <text:p>136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accident</text:p>
              </table:table-cell>
              <table:table-cell office:value-type="float" office:value="1374">
                <text:p>137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foxwoods</text:p>
              </table:table-cell>
              <table:table-cell office:value-type="float" office:value="1375">
                <text:p>137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80">
                <text:p>138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1385">
                <text:p>138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1388">
                <text:p>13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mr</text:p>
              </table:table-cell>
              <table:table-cell office:value-type="float" office:value="1397">
                <text:p>13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designs</text:p>
              </table:table-cell>
              <table:table-cell office:value-type="float" office:value="1452">
                <text:p>145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desert</text:p>
              </table:table-cell>
              <table:table-cell office:value-type="float" office:value="1458">
                <text:p>145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languages</text:p>
              </table:table-cell>
              <table:table-cell office:value-type="float" office:value="1489">
                <text:p>148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bit</text:p>
              </table:table-cell>
              <table:table-cell office:value-type="float" office:value="1490">
                <text:p>149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featuring</text:p>
              </table:table-cell>
              <table:table-cell office:value-type="float" office:value="1509">
                <text:p>150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1511">
                <text:p>151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error</text:p>
              </table:table-cell>
              <table:table-cell office:value-type="float" office:value="1514">
                <text:p>151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basis</text:p>
              </table:table-cell>
              <table:table-cell office:value-type="float" office:value="1552">
                <text:p>155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1560">
                <text:p>156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stitutions</text:p>
              </table:table-cell>
              <table:table-cell office:value-type="float" office:value="1568">
                <text:p>156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helps</text:p>
              </table:table-cell>
              <table:table-cell office:value-type="float" office:value="1576">
                <text:p>157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bags</text:p>
              </table:table-cell>
              <table:table-cell office:value-type="float" office:value="1590">
                <text:p>159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94">
                <text:p>159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accessory</text:p>
              </table:table-cell>
              <table:table-cell office:value-type="float" office:value="1639">
                <text:p>163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642">
                <text:p>164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older</text:p>
              </table:table-cell>
              <table:table-cell office:value-type="float" office:value="1653">
                <text:p>165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1655">
                <text:p>165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adelaide</text:p>
              </table:table-cell>
              <table:table-cell office:value-type="float" office:value="1663">
                <text:p>166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1668">
                <text:p>166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terrace</text:p>
              </table:table-cell>
              <table:table-cell office:value-type="float" office:value="1679">
                <text:p>167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disease</text:p>
              </table:table-cell>
              <table:table-cell office:value-type="float" office:value="1707">
                <text:p>170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discounted</text:p>
              </table:table-cell>
              <table:table-cell office:value-type="float" office:value="1733">
                <text:p>1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769">
                <text:p>176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calling</text:p>
              </table:table-cell>
              <table:table-cell office:value-type="float" office:value="1772">
                <text:p>177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airbrush</text:p>
              </table:table-cell>
              <table:table-cell office:value-type="float" office:value="1786">
                <text:p>17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airports</text:p>
              </table:table-cell>
              <table:table-cell office:value-type="float" office:value="1838">
                <text:p>1838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1878">
                <text:p>187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heights</text:p>
              </table:table-cell>
              <table:table-cell office:value-type="float" office:value="1904">
                <text:p>190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1921">
                <text:p>192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1925">
                <text:p>192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buick</text:p>
              </table:table-cell>
              <table:table-cell office:value-type="float" office:value="1958">
                <text:p>195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accommodations</text:p>
              </table:table-cell>
              <table:table-cell office:value-type="float" office:value="1967">
                <text:p>196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1985">
                <text:p>198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anything</text:p>
              </table:table-cell>
              <table:table-cell office:value-type="float" office:value="2064">
                <text:p>20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brands</text:p>
              </table:table-cell>
              <table:table-cell office:value-type="float" office:value="2156">
                <text:p>215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278">
                <text:p>227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2302">
                <text:p>230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2309">
                <text:p>230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operated</text:p>
              </table:table-cell>
              <table:table-cell office:value-type="float" office:value="2335">
                <text:p>233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easier</text:p>
              </table:table-cell>
              <table:table-cell office:value-type="float" office:value="2404">
                <text:p>240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flying</text:p>
              </table:table-cell>
              <table:table-cell office:value-type="float" office:value="2512">
                <text:p>251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anyone</text:p>
              </table:table-cell>
              <table:table-cell office:value-type="float" office:value="2521">
                <text:p>252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independence</text:p>
              </table:table-cell>
              <table:table-cell office:value-type="float" office:value="2564">
                <text:p>256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2681">
                <text:p>268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2747">
                <text:p>274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2762">
                <text:p>276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2874">
                <text:p>287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therapy</text:p>
              </table:table-cell>
              <table:table-cell office:value-type="float" office:value="2882">
                <text:p>288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2938">
                <text:p>293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3050">
                <text:p>30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quotes</text:p>
              </table:table-cell>
              <table:table-cell office:value-type="float" office:value="3101">
                <text:p>31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153">
                <text:p>31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3217">
                <text:p>321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305">
                <text:p>330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3382">
                <text:p>338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ensure</text:p>
              </table:table-cell>
              <table:table-cell office:value-type="float" office:value="3467">
                <text:p>346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entire</text:p>
              </table:table-cell>
              <table:table-cell office:value-type="float" office:value="3556">
                <text:p>355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gives</text:p>
              </table:table-cell>
              <table:table-cell office:value-type="float" office:value="3573">
                <text:p>357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boards</text:p>
              </table:table-cell>
              <table:table-cell office:value-type="float" office:value="3610">
                <text:p>361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crafts</text:p>
              </table:table-cell>
              <table:table-cell office:value-type="float" office:value="3635">
                <text:p>363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hamilton</text:p>
              </table:table-cell>
              <table:table-cell office:value-type="float" office:value="3642">
                <text:p>364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clubs</text:p>
              </table:table-cell>
              <table:table-cell office:value-type="float" office:value="4282">
                <text:p>428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allows</text:p>
              </table:table-cell>
              <table:table-cell office:value-type="float" office:value="4323">
                <text:p>432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384">
                <text:p>438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4628">
                <text:p>462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99">
                <text:p>479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baton</text:p>
              </table:table-cell>
              <table:table-cell office:value-type="float" office:value="4839">
                <text:p>483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wild</text:p>
              </table:table-cell>
              <table:table-cell office:value-type="float" office:value="4877">
                <text:p>487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5018">
                <text:p>501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030">
                <text:p>503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allen</text:p>
              </table:table-cell>
              <table:table-cell office:value-type="float" office:value="5089">
                <text:p>508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5119">
                <text:p>51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5238">
                <text:p>523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673">
                <text:p>567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justice</text:p>
              </table:table-cell>
              <table:table-cell office:value-type="float" office:value="6515">
                <text:p>651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6849">
                <text:p>68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contain</text:p>
              </table:table-cell>
              <table:table-cell office:value-type="float" office:value="7079">
                <text:p>70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7207">
                <text:p>720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dams</text:p>
              </table:table-cell>
              <table:table-cell office:value-type="float" office:value="7514">
                <text:p>751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pump</text:p>
              </table:table-cell>
              <table:table-cell office:value-type="float" office:value="7718">
                <text:p>771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beautiful</text:p>
              </table:table-cell>
              <table:table-cell office:value-type="float" office:value="7743">
                <text:p>774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8349">
                <text:p>834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846">
                <text:p>984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0729">
                <text:p>107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cultural</text:p>
              </table:table-cell>
              <table:table-cell office:value-type="float" office:value="12102">
                <text:p>1210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takes</text:p>
              </table:table-cell>
              <table:table-cell office:value-type="float" office:value="23502">
                <text:p>2350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franklin</text:p>
              </table:table-cell>
              <table:table-cell office:value-type="float" office:value="26882">
                <text:p>2688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presidential</text:p>
              </table:table-cell>
              <table:table-cell office:value-type="float" office:value="44642">
                <text:p>4464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businesses</text:p>
              </table:table-cell>
              <table:table-cell office:value-type="float" office:value="44965">
                <text:p>449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arczipcheap</text:p>
              </table:table-cell>
              <table:table-cell office:value-type="float" office:value="45398">
                <text:p>4539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heritage</text:p>
              </table:table-cell>
              <table:table-cell office:value-type="float" office:value="45741">
                <text:p>4574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46680">
                <text:p>4668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guidelines</text:p>
              </table:table-cell>
              <table:table-cell office:value-type="float" office:value="175672">
                <text:p>17567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coat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charleston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ball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cannot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des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associates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ivic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salt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determine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became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boys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leadership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cases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existing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aladdin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parties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auction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hits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machinery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gulf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comparison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committee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comprehensive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birth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hole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donate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dual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actually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shall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bring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barbara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href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sources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clients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recently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offered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chief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gender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traveling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dry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highest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exhaust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boat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buildings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multi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increase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communications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whole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passenger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release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files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carry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indianapolis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fine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held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wood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friendly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forums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executive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especially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facts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oak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ratings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alumni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gay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established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ocean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locations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lead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downloads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southwest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interior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printable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classifieds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yet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mind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attractions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allow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nation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corporation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agents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vintage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dialup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nough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baptist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tool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plastic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feedback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comes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entry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values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consulting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assistance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famous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corvette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further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cross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manufacturers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jefferson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solution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newport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players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castle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sold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cached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hire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necessary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benefits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colonial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already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color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ancestors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soap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reservation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charity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parents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advertise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selling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automobile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rategy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www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natural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turn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driving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clark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capacity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puerto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late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profile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louisville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archives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archive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act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wi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among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chrysler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opinion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finder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eagle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hour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together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manual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dance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creek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cruises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retail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behind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fees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simply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medication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lodging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explorer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machines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short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bingo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lists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receive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fda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environmental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across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means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outdoor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housing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harbor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smart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approach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tourist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included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annual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airways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calendar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addition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wheel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lady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die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sublet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dedicated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unique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ustomers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apply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booking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faculty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listing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item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church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delta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powered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shows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encyclopedia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tissue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codes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effective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fairfield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council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administration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written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basic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arms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closet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sometimes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former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units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six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tablets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museum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directly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federal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future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stay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works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plumbing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sk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due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listed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continue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del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jump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wheels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philadelphia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ever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tel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countries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subscribe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chevy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agent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rail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employee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vendors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meet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film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numbers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brand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holidays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offering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either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gallery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say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worldwide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months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problem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graduate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bank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young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stock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norton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domestic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meeting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falls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racing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digital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stores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bed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rentals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says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casio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least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affordable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energy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possible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stories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suite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dial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lines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yahoo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engines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accommodation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largest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blogs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knowledge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supply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references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whether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limited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collectio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subject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dealer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welcome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month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makes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ftermarket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interest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antique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cruise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added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places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until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above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called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nter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weather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edition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specific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third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furniture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salvage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chevrolet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season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door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print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charter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bedded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later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issues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eastern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court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reservations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built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soft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francisco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million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aircraft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wall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valuation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war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advice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rating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covers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share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direct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louis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usually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kit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think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valve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really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studies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materials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analysis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sure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victoria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oem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designed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courses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pc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standards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person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kids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trade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replacement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dealers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dr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gift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forum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palm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rates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columbia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inspection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going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alabama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him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foundation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softwarecheap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several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week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cigarette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story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done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wireless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islands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staff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trip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tow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lodge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choose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jersey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vehicles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deal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making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guides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activities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customer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fax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license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resorts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railway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popular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sample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NaN">
                <text:p>NaN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NaN">
                <text:p>NaN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similar</text:p>
              </table:table-cell>
              <table:table-cell office:value-type="float" office:value="NaN">
                <text:p>NaN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NaN">
                <text:p>NaN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NaN">
                <text:p>NaN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NaN">
                <text:p>NaN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NaN">
                <text:p>NaN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NaN">
                <text:p>NaN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fort</text:p>
              </table:table-cell>
              <table:table-cell office:value-type="float" office:value="NaN">
                <text:p>NaN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NaN">
                <text:p>NaN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NaN">
                <text:p>NaN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space</text:p>
              </table:table-cell>
              <table:table-cell office:value-type="float" office:value="NaN">
                <text:p>NaN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pictures</text:p>
              </table:table-cell>
              <table:table-cell office:value-type="float" office:value="NaN">
                <text:p>NaN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NaN">
                <text:p>NaN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NaN">
                <text:p>NaN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NaN">
                <text:p>NaN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golden</text:p>
              </table:table-cell>
              <table:table-cell office:value-type="float" office:value="NaN">
                <text:p>NaN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NaN">
                <text:p>NaN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NaN">
                <text:p>NaN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important</text:p>
              </table:table-cell>
              <table:table-cell office:value-type="float" office:value="NaN">
                <text:p>NaN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library</text:p>
              </table:table-cell>
              <table:table-cell office:value-type="float" office:value="NaN">
                <text:p>NaN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NaN">
                <text:p>NaN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NaN">
                <text:p>NaN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NaN">
                <text:p>NaN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NaN">
                <text:p>NaN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NaN">
                <text:p>NaN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minnesota</text:p>
              </table:table-cell>
              <table:table-cell office:value-type="float" office:value="NaN">
                <text:p>NaN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NaN">
                <text:p>NaN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NaN">
                <text:p>NaN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cable</text:p>
              </table:table-cell>
              <table:table-cell office:value-type="float" office:value="NaN">
                <text:p>NaN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NaN">
                <text:p>NaN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NaN">
                <text:p>NaN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NaN">
                <text:p>NaN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questions</text:p>
              </table:table-cell>
              <table:table-cell office:value-type="float" office:value="NaN">
                <text:p>NaN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NaN">
                <text:p>NaN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NaN">
                <text:p>NaN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NaN">
                <text:p>NaN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NaN">
                <text:p>NaN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look</text:p>
              </table:table-cell>
              <table:table-cell office:value-type="float" office:value="NaN">
                <text:p>NaN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NaN">
                <text:p>NaN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NaN">
                <text:p>NaN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NaN">
                <text:p>NaN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hours</text:p>
              </table:table-cell>
              <table:table-cell office:value-type="float" office:value="NaN">
                <text:p>NaN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NaN">
                <text:p>NaN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following</text:p>
              </table:table-cell>
              <table:table-cell office:value-type="float" office:value="NaN">
                <text:p>NaN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NaN">
                <text:p>NaN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NaN">
                <text:p>NaN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NaN">
                <text:p>NaN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railroad</text:p>
              </table:table-cell>
              <table:table-cell office:value-type="float" office:value="NaN">
                <text:p>NaN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plan</text:p>
              </table:table-cell>
              <table:table-cell office:value-type="float" office:value="NaN">
                <text:p>NaN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NaN">
                <text:p>NaN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needs</text:p>
              </table:table-cell>
              <table:table-cell office:value-type="float" office:value="NaN">
                <text:p>NaN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NaN">
                <text:p>NaN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NaN">
                <text:p>NaN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festival</text:p>
              </table:table-cell>
              <table:table-cell office:value-type="float" office:value="NaN">
                <text:p>NaN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NaN">
                <text:p>NaN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NaN">
                <text:p>NaN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NaN">
                <text:p>NaN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event</text:p>
              </table:table-cell>
              <table:table-cell office:value-type="float" office:value="NaN">
                <text:p>NaN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NaN">
                <text:p>NaN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shop</text:p>
              </table:table-cell>
              <table:table-cell office:value-type="float" office:value="NaN">
                <text:p>NaN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trees</text:p>
              </table:table-cell>
              <table:table-cell office:value-type="float" office:value="NaN">
                <text:p>NaN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NaN">
                <text:p>NaN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NaN">
                <text:p>NaN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power</text:p>
              </table:table-cell>
              <table:table-cell office:value-type="float" office:value="NaN">
                <text:p>NaN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NaN">
                <text:p>NaN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NaN">
                <text:p>NaN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NaN">
                <text:p>NaN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NaN">
                <text:p>NaN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NaN">
                <text:p>NaN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NaN">
                <text:p>NaN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village</text:p>
              </table:table-cell>
              <table:table-cell office:value-type="float" office:value="NaN">
                <text:p>NaN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NaN">
                <text:p>NaN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NaN">
                <text:p>NaN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NaN">
                <text:p>NaN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NaN">
                <text:p>NaN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NaN">
                <text:p>NaN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NaN">
                <text:p>NaN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NaN">
                <text:p>NaN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organizations</text:p>
              </table:table-cell>
              <table:table-cell office:value-type="float" office:value="NaN">
                <text:p>NaN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NaN">
                <text:p>NaN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looking</text:p>
              </table:table-cell>
              <table:table-cell office:value-type="float" office:value="NaN">
                <text:p>NaN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NaN">
                <text:p>NaN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keep</text:p>
              </table:table-cell>
              <table:table-cell office:value-type="float" office:value="NaN">
                <text:p>NaN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travels</text:p>
              </table:table-cell>
              <table:table-cell office:value-type="float" office:value="NaN">
                <text:p>NaN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deals</text:p>
              </table:table-cell>
              <table:table-cell office:value-type="float" office:value="NaN">
                <text:p>NaN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NaN">
                <text:p>NaN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NaN">
                <text:p>NaN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NaN">
                <text:p>NaN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domains</text:p>
              </table:table-cell>
              <table:table-cell office:value-type="float" office:value="NaN">
                <text:p>NaN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NaN">
                <text:p>NaN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pacific</text:p>
              </table:table-cell>
              <table:table-cell office:value-type="float" office:value="NaN">
                <text:p>NaN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NaN">
                <text:p>NaN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NaN">
                <text:p>NaN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NaN">
                <text:p>NaN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NaN">
                <text:p>NaN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hill</text:p>
              </table:table-cell>
              <table:table-cell office:value-type="float" office:value="NaN">
                <text:p>NaN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NaN">
                <text:p>NaN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experience</text:p>
              </table:table-cell>
              <table:table-cell office:value-type="float" office:value="NaN">
                <text:p>NaN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NaN">
                <text:p>NaN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NaN">
                <text:p>NaN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provides</text:p>
              </table:table-cell>
              <table:table-cell office:value-type="float" office:value="NaN">
                <text:p>NaN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NaN">
                <text:p>NaN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NaN">
                <text:p>NaN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building</text:p>
              </table:table-cell>
              <table:table-cell office:value-type="float" office:value="NaN">
                <text:p>NaN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NaN">
                <text:p>NaN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NaN">
                <text:p>NaN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why</text:p>
              </table:table-cell>
              <table:table-cell office:value-type="float" office:value="NaN">
                <text:p>NaN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hall</text:p>
              </table:table-cell>
              <table:table-cell office:value-type="float" office:value="NaN">
                <text:p>NaN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NaN">
                <text:p>NaN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hot</text:p>
              </table:table-cell>
              <table:table-cell office:value-type="float" office:value="NaN">
                <text:p>NaN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NaN">
                <text:p>NaN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NaN">
                <text:p>NaN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press</text:p>
              </table:table-cell>
              <table:table-cell office:value-type="float" office:value="NaN">
                <text:p>NaN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NaN">
                <text:p>NaN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NaN">
                <text:p>NaN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NaN">
                <text:p>NaN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NaN">
                <text:p>NaN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different</text:p>
              </table:table-cell>
              <table:table-cell office:value-type="float" office:value="NaN">
                <text:p>NaN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NaN">
                <text:p>NaN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NaN">
                <text:p>NaN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NaN">
                <text:p>NaN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NaN">
                <text:p>NaN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NaN">
                <text:p>NaN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ltd</text:p>
              </table:table-cell>
              <table:table-cell office:value-type="float" office:value="NaN">
                <text:p>NaN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NaN">
                <text:p>NaN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facilities</text:p>
              </table:table-cell>
              <table:table-cell office:value-type="float" office:value="NaN">
                <text:p>NaN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NaN">
                <text:p>NaN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NaN">
                <text:p>NaN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primary</text:p>
              </table:table-cell>
              <table:table-cell office:value-type="float" office:value="NaN">
                <text:p>NaN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NaN">
                <text:p>NaN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NaN">
                <text:p>NaN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NaN">
                <text:p>NaN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NaN">
                <text:p>NaN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it's</text:p>
              </table:table-cell>
              <table:table-cell office:value-type="float" office:value="NaN">
                <text:p>NaN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NaN">
                <text:p>NaN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NaN">
                <text:p>NaN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NaN">
                <text:p>NaN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course</text:p>
              </table:table-cell>
              <table:table-cell office:value-type="float" office:value="NaN">
                <text:p>NaN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photo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NaN">
                <text:p>NaN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NaN">
                <text:p>NaN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NaN">
                <text:p>NaN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NaN">
                <text:p>NaN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NaN">
                <text:p>NaN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NaN">
                <text:p>NaN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days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NaN">
                <text:p>NaN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NaN">
                <text:p>NaN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traveler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NaN">
                <text:p>NaN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NaN">
                <text:p>NaN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NaN">
                <text:p>NaN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NaN">
                <text:p>NaN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NaN">
                <text:p>NaN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NaN">
                <text:p>NaN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NaN">
                <text:p>NaN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road</text:p>
              </table:table-cell>
              <table:table-cell office:value-type="float" office:value="NaN">
                <text:p>NaN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NaN">
                <text:p>NaN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little</text:p>
              </table:table-cell>
              <table:table-cell office:value-type="float" office:value="NaN">
                <text:p>NaN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results</text:p>
              </table:table-cell>
              <table:table-cell office:value-type="float" office:value="NaN">
                <text:p>NaN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kc</text:p>
              </table:table-cell>
              <table:table-cell office:value-type="float" office:value="NaN">
                <text:p>NaN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NaN">
                <text:p>NaN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does</text:p>
              </table:table-cell>
              <table:table-cell office:value-type="float" office:value="NaN">
                <text:p>NaN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photos</text:p>
              </table:table-cell>
              <table:table-cell office:value-type="float" office:value="NaN">
                <text:p>NaN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NaN">
                <text:p>NaN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fares</text:p>
              </table:table-cell>
              <table:table-cell office:value-type="float" office:value="NaN">
                <text:p>NaN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NaN">
                <text:p>NaN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NaN">
                <text:p>NaN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atlantic</text:p>
              </table:table-cell>
              <table:table-cell office:value-type="float" office:value="NaN">
                <text:p>NaN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NaN">
                <text:p>NaN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NaN">
                <text:p>NaN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association</text:p>
              </table:table-cell>
              <table:table-cell office:value-type="float" office:value="NaN">
                <text:p>NaN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NaN">
                <text:p>NaN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NaN">
                <text:p>NaN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NaN">
                <text:p>NaN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NaN">
                <text:p>NaN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NaN">
                <text:p>NaN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NaN">
                <text:p>NaN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NaN">
                <text:p>NaN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NaN">
                <text:p>NaN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point</text:p>
              </table:table-cell>
              <table:table-cell office:value-type="float" office:value="NaN">
                <text:p>NaN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NaN">
                <text:p>NaN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miles</text:p>
              </table:table-cell>
              <table:table-cell office:value-type="float" office:value="NaN">
                <text:p>NaN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NaN">
                <text:p>NaN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NaN">
                <text:p>NaN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NaN">
                <text:p>NaN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NaN">
                <text:p>NaN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NaN">
                <text:p>NaN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NaN">
                <text:p>NaN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things</text:p>
              </table:table-cell>
              <table:table-cell office:value-type="float" office:value="NaN">
                <text:p>NaN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NaN">
                <text:p>NaN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shower</text:p>
              </table:table-cell>
              <table:table-cell office:value-type="float" office:value="NaN">
                <text:p>NaN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NaN">
                <text:p>NaN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NaN">
                <text:p>NaN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NaN">
                <text:p>NaN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NaN">
                <text:p>NaN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NaN">
                <text:p>NaN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often</text:p>
              </table:table-cell>
              <table:table-cell office:value-type="float" office:value="NaN">
                <text:p>NaN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los</text:p>
              </table:table-cell>
              <table:table-cell office:value-type="float" office:value="NaN">
                <text:p>NaN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NaN">
                <text:p>NaN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NaN">
                <text:p>NaN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NaN">
                <text:p>NaN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NaN">
                <text:p>NaN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river</text:p>
              </table:table-cell>
              <table:table-cell office:value-type="float" office:value="NaN">
                <text:p>NaN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NaN">
                <text:p>NaN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NaN">
                <text:p>NaN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NaN">
                <text:p>NaN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NaN">
                <text:p>NaN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NaN">
                <text:p>NaN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NaN">
                <text:p>NaN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NaN">
                <text:p>NaN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names</text:p>
              </table:table-cell>
              <table:table-cell office:value-type="float" office:value="NaN">
                <text:p>NaN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tour</text:p>
              </table:table-cell>
              <table:table-cell office:value-type="float" office:value="NaN">
                <text:p>NaN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NaN">
                <text:p>NaN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NaN">
                <text:p>NaN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NaN">
                <text:p>NaN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repair</text:p>
              </table:table-cell>
              <table:table-cell office:value-type="float" office:value="NaN">
                <text:p>NaN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form</text:p>
              </table:table-cell>
              <table:table-cell office:value-type="float" office:value="NaN">
                <text:p>NaN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members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NaN">
                <text:p>NaN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providers</text:p>
              </table:table-cell>
              <table:table-cell office:value-type="float" office:value="NaN">
                <text:p>NaN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tank</text:p>
              </table:table-cell>
              <table:table-cell office:value-type="float" office:value="NaN">
                <text:p>NaN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NaN">
                <text:p>NaN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NaN">
                <text:p>NaN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NaN">
                <text:p>NaN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three</text:p>
              </table:table-cell>
              <table:table-cell office:value-type="float" office:value="NaN">
                <text:p>NaN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NaN">
                <text:p>NaN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career</text:p>
              </table:table-cell>
              <table:table-cell office:value-type="float" office:value="NaN">
                <text:p>NaN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NaN">
                <text:p>NaN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NaN">
                <text:p>NaN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NaN">
                <text:p>NaN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NaN">
                <text:p>NaN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NaN">
                <text:p>NaN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NaN">
                <text:p>NaN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NaN">
                <text:p>NaN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NaN">
                <text:p>NaN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since</text:p>
              </table:table-cell>
              <table:table-cell office:value-type="float" office:value="NaN">
                <text:p>NaN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NaN">
                <text:p>NaN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NaN">
                <text:p>NaN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development</text:p>
              </table:table-cell>
              <table:table-cell office:value-type="float" office:value="NaN">
                <text:p>NaN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organized</text:p>
              </table:table-cell>
              <table:table-cell office:value-type="float" office:value="NaN">
                <text:p>NaN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NaN">
                <text:p>NaN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NaN">
                <text:p>NaN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NaN">
                <text:p>NaN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NaN">
                <text:p>NaN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ticket</text:p>
              </table:table-cell>
              <table:table-cell office:value-type="float" office:value="NaN">
                <text:p>NaN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NaN">
                <text:p>NaN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NaN">
                <text:p>NaN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supplies</text:p>
              </table:table-cell>
              <table:table-cell office:value-type="float" office:value="NaN">
                <text:p>NaN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NaN">
                <text:p>NaN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based</text:p>
              </table:table-cell>
              <table:table-cell office:value-type="float" office:value="NaN">
                <text:p>NaN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NaN">
                <text:p>NaN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NaN">
                <text:p>NaN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NaN">
                <text:p>NaN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NaN">
                <text:p>NaN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NaN">
                <text:p>NaN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NaN">
                <text:p>NaN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NaN">
                <text:p>NaN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provide</text:p>
              </table:table-cell>
              <table:table-cell office:value-type="float" office:value="NaN">
                <text:p>NaN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NaN">
                <text:p>NaN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xxxxjunofree</text:p>
              </table:table-cell>
              <table:table-cell office:value-type="float" office:value="NaN">
                <text:p>NaN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NaN">
                <text:p>NaN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santa</text:p>
              </table:table-cell>
              <table:table-cell office:value-type="float" office:value="NaN">
                <text:p>NaN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xxxxnetzero</text:p>
              </table:table-cell>
              <table:table-cell office:value-type="float" office:value="NaN">
                <text:p>NaN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appraisers</text:p>
              </table:table-cell>
              <table:table-cell office:value-type="float" office:value="NaN">
                <text:p>NaN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check</text:p>
              </table:table-cell>
              <table:table-cell office:value-type="float" office:value="NaN">
                <text:p>NaN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sites</text:p>
              </table:table-cell>
              <table:table-cell office:value-type="float" office:value="NaN">
                <text:p>NaN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NaN">
                <text:p>NaN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own</text:p>
              </table:table-cell>
              <table:table-cell office:value-type="float" office:value="NaN">
                <text:p>NaN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rental</text:p>
              </table:table-cell>
              <table:table-cell office:value-type="float" office:value="NaN">
                <text:p>NaN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NaN">
                <text:p>NaN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NaN">
                <text:p>NaN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must</text:p>
              </table:table-cell>
              <table:table-cell office:value-type="float" office:value="NaN">
                <text:p>NaN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NaN">
                <text:p>NaN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NaN">
                <text:p>NaN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NaN">
                <text:p>NaN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NaN">
                <text:p>NaN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long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NaN">
                <text:p>NaN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NaN">
                <text:p>NaN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NaN">
                <text:p>NaN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show</text:p>
              </table:table-cell>
              <table:table-cell office:value-type="float" office:value="NaN">
                <text:p>NaN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NaN">
                <text:p>NaN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NaN">
                <text:p>NaN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using</text:p>
              </table:table-cell>
              <table:table-cell office:value-type="float" office:value="NaN">
                <text:p>NaN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destinations</text:p>
              </table:table-cell>
              <table:table-cell office:value-type="float" office:value="NaN">
                <text:p>NaN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NaN">
                <text:p>NaN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NaN">
                <text:p>NaN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NaN">
                <text:p>NaN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obama's</text:p>
              </table:table-cell>
              <table:table-cell office:value-type="float" office:value="NaN">
                <text:p>NaN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around</text:p>
              </table:table-cell>
              <table:table-cell office:value-type="float" office:value="NaN">
                <text:p>NaN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NaN">
                <text:p>NaN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NaN">
                <text:p>NaN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NaN">
                <text:p>NaN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schools</text:p>
              </table:table-cell>
              <table:table-cell office:value-type="float" office:value="NaN">
                <text:p>NaN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NaN">
                <text:p>NaN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NaN">
                <text:p>NaN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kcs</text:p>
              </table:table-cell>
              <table:table-cell office:value-type="float" office:value="NaN">
                <text:p>NaN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NaN">
                <text:p>NaN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NaN">
                <text:p>NaN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compare</text:p>
              </table:table-cell>
              <table:table-cell office:value-type="float" office:value="NaN">
                <text:p>NaN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NaN">
                <text:p>NaN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NaN">
                <text:p>NaN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mazda</text:p>
              </table:table-cell>
              <table:table-cell office:value-type="float" office:value="NaN">
                <text:p>NaN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NaN">
                <text:p>NaN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NaN">
                <text:p>NaN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xxxxmfirecheap</text:p>
              </table:table-cell>
              <table:table-cell office:value-type="float" office:value="NaN">
                <text:p>NaN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market</text:p>
              </table:table-cell>
              <table:table-cell office:value-type="float" office:value="NaN">
                <text:p>NaN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NaN">
                <text:p>NaN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NaN">
                <text:p>NaN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NaN">
                <text:p>NaN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NaN">
                <text:p>NaN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NaN">
                <text:p>NaN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NaN">
                <text:p>NaN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NaN">
                <text:p>NaN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NaN">
                <text:p>NaN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NaN">
                <text:p>NaN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NaN">
                <text:p>NaN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NaN">
                <text:p>NaN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NaN">
                <text:p>NaN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NaN">
                <text:p>NaN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NaN">
                <text:p>NaN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speed</text:p>
              </table:table-cell>
              <table:table-cell office:value-type="float" office:value="NaN">
                <text:p>NaN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NaN">
                <text:p>NaN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NaN">
                <text:p>NaN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students</text:p>
              </table:table-cell>
              <table:table-cell office:value-type="float" office:value="NaN">
                <text:p>NaN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NaN">
                <text:p>NaN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platinumcheap</text:p>
              </table:table-cell>
              <table:table-cell office:value-type="float" office:value="NaN">
                <text:p>NaN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NaN">
                <text:p>NaN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NaN">
                <text:p>NaN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NaN">
                <text:p>NaN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NaN">
                <text:p>NaN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NaN">
                <text:p>NaN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please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airfares</text:p>
              </table:table-cell>
              <table:table-cell office:value-type="float" office:value="NaN">
                <text:p>NaN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NaN">
                <text:p>NaN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NaN">
                <text:p>NaN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approved</text:p>
              </table:table-cell>
              <table:table-cell office:value-type="float" office:value="NaN">
                <text:p>NaN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NaN">
                <text:p>NaN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NaN">
                <text:p>NaN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offers</text:p>
              </table:table-cell>
              <table:table-cell office:value-type="float" office:value="NaN">
                <text:p>NaN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NaN">
                <text:p>NaN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NaN">
                <text:p>NaN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NaN">
                <text:p>NaN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NaN">
                <text:p>NaN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resources</text:p>
              </table:table-cell>
              <table:table-cell office:value-type="float" office:value="NaN">
                <text:p>NaN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historic</text:p>
              </table:table-cell>
              <table:table-cell office:value-type="float" office:value="NaN">
                <text:p>NaN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NaN">
                <text:p>NaN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NaN">
                <text:p>NaN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NaN">
                <text:p>NaN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NaN">
                <text:p>NaN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NaN">
                <text:p>NaN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NaN">
                <text:p>NaN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NaN">
                <text:p>NaN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NaN">
                <text:p>NaN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NaN">
                <text:p>NaN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NaN">
                <text:p>NaN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flange</text:p>
              </table:table-cell>
              <table:table-cell office:value-type="float" office:value="NaN">
                <text:p>NaN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NaN">
                <text:p>NaN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NaN">
                <text:p>NaN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NaN">
                <text:p>NaN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special</text:p>
              </table:table-cell>
              <table:table-cell office:value-type="float" office:value="NaN">
                <text:p>NaN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NaN">
                <text:p>NaN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NaN">
                <text:p>NaN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NaN">
                <text:p>NaN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NaN">
                <text:p>NaN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NaN">
                <text:p>NaN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NaN">
                <text:p>NaN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tourism</text:p>
              </table:table-cell>
              <table:table-cell office:value-type="float" office:value="NaN">
                <text:p>NaN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isp</text:p>
              </table:table-cell>
              <table:table-cell office:value-type="float" office:value="NaN">
                <text:p>NaN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NaN">
                <text:p>NaN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NaN">
                <text:p>NaN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NaN">
                <text:p>NaN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airport</text:p>
              </table:table-cell>
              <table:table-cell office:value-type="float" office:value="NaN">
                <text:p>NaN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NaN">
                <text:p>NaN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NaN">
                <text:p>NaN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NaN">
                <text:p>NaN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NaN">
                <text:p>NaN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NaN">
                <text:p>NaN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NaN">
                <text:p>NaN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NaN">
                <text:p>NaN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personal</text:p>
              </table:table-cell>
              <table:table-cell office:value-type="float" office:value="NaN">
                <text:p>NaN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NaN">
                <text:p>NaN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arrival</text:p>
              </table:table-cell>
              <table:table-cell office:value-type="float" office:value="NaN">
                <text:p>NaN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NaN">
                <text:p>NaN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NaN">
                <text:p>NaN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NaN">
                <text:p>NaN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NaN">
                <text:p>NaN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NaN">
                <text:p>NaN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NaN">
                <text:p>NaN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tips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NaN">
                <text:p>NaN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NaN">
                <text:p>NaN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NaN">
                <text:p>NaN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NaN">
                <text:p>NaN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NaN">
                <text:p>NaN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NaN">
                <text:p>NaN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NaN">
                <text:p>NaN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NaN">
                <text:p>NaN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NaN">
                <text:p>NaN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NaN">
                <text:p>NaN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NaN">
                <text:p>NaN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NaN">
                <text:p>NaN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NaN">
                <text:p>NaN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NaN">
                <text:p>NaN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NaN">
                <text:p>NaN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NaN">
                <text:p>NaN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NaN">
                <text:p>NaN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NaN">
                <text:p>NaN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NaN">
                <text:p>NaN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NaN">
                <text:p>NaN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NaN">
                <text:p>NaN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NaN">
                <text:p>NaN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NaN">
                <text:p>NaN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NaN">
                <text:p>NaN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NaN">
                <text:p>NaN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buying</text:p>
              </table:table-cell>
              <table:table-cell office:value-type="float" office:value="NaN">
                <text:p>NaN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NaN">
                <text:p>NaN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NaN">
                <text:p>NaN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NaN">
                <text:p>NaN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NaN">
                <text:p>NaN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NaN">
                <text:p>NaN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NaN">
                <text:p>NaN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NaN">
                <text:p>NaN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NaN">
                <text:p>NaN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NaN">
                <text:p>NaN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NaN">
                <text:p>NaN</text:p>
              </table:table-cell>
              <table:table-cell office:value-type="float" office:value="5434">
                <text:p>5434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NaN">
                <text:p>NaN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NaN">
                <text:p>NaN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NaN">
                <text:p>NaN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NaN">
                <text:p>NaN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NaN">
                <text:p>NaN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NaN">
                <text:p>NaN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NaN">
                <text:p>NaN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NaN">
                <text:p>NaN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content</text:p>
              </table:table-cell>
              <table:table-cell office:value-type="float" office:value="NaN">
                <text:p>NaN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NaN">
                <text:p>NaN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NaN">
                <text:p>NaN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NaN">
                <text:p>NaN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NaN">
                <text:p>NaN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prices</text:p>
              </table:table-cell>
              <table:table-cell office:value-type="float" office:value="NaN">
                <text:p>NaN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NaN">
                <text:p>NaN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NaN">
                <text:p>NaN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NaN">
                <text:p>NaN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NaN">
                <text:p>NaN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NaN">
                <text:p>NaN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fare</text:p>
              </table:table-cell>
              <table:table-cell office:value-type="float" office:value="NaN">
                <text:p>NaN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NaN">
                <text:p>NaN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ppraisals</text:p>
              </table:table-cell>
              <table:table-cell office:value-type="float" office:value="NaN">
                <text:p>NaN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NaN">
                <text:p>NaN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NaN">
                <text:p>NaN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lowest</text:p>
              </table:table-cell>
              <table:table-cell office:value-type="float" office:value="NaN">
                <text:p>NaN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NaN">
                <text:p>NaN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airfare</text:p>
              </table:table-cell>
              <table:table-cell office:value-type="float" office:value="NaN">
                <text:p>NaN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NaN">
                <text:p>NaN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NaN">
                <text:p>NaN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NaN">
                <text:p>NaN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NaN">
                <text:p>NaN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NaN">
                <text:p>NaN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NaN">
                <text:p>NaN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NaN">
                <text:p>NaN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NaN">
                <text:p>NaN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NaN">
                <text:p>NaN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NaN">
                <text:p>NaN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NaN">
                <text:p>NaN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value</text:p>
              </table:table-cell>
              <table:table-cell office:value-type="float" office:value="NaN">
                <text:p>NaN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broadband</text:p>
              </table:table-cell>
              <table:table-cell office:value-type="float" office:value="NaN">
                <text:p>NaN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NaN">
                <text:p>NaN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two</text:p>
              </table:table-cell>
              <table:table-cell office:value-type="float" office:value="NaN">
                <text:p>NaN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NaN">
                <text:p>NaN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NaN">
                <text:p>NaN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NaN">
                <text:p>NaN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domain</text:p>
              </table:table-cell>
              <table:table-cell office:value-type="float" office:value="NaN">
                <text:p>NaN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NaN">
                <text:p>NaN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flush</text:p>
              </table:table-cell>
              <table:table-cell office:value-type="float" office:value="NaN">
                <text:p>NaN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NaN">
                <text:p>NaN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NaN">
                <text:p>NaN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NaN">
                <text:p>NaN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NaN">
                <text:p>NaN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NaN">
                <text:p>NaN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NaN">
                <text:p>NaN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NaN">
                <text:p>NaN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NaN">
                <text:p>NaN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NaN">
                <text:p>NaN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NaN">
                <text:p>NaN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NaN">
                <text:p>NaN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NaN">
                <text:p>NaN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appraiser</text:p>
              </table:table-cell>
              <table:table-cell office:value-type="float" office:value="NaN">
                <text:p>NaN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NaN">
                <text:p>NaN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NaN">
                <text:p>NaN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NaN">
                <text:p>NaN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NaN">
                <text:p>NaN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drug</text:p>
              </table:table-cell>
              <table:table-cell office:value-type="float" office:value="NaN">
                <text:p>NaN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NaN">
                <text:p>NaN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NaN">
                <text:p>NaN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NaN">
                <text:p>NaN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required</text:p>
              </table:table-cell>
              <table:table-cell office:value-type="float" office:value="NaN">
                <text:p>NaN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NaN">
                <text:p>NaN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NaN">
                <text:p>NaN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NaN">
                <text:p>NaN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NaN">
                <text:p>NaN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NaN">
                <text:p>NaN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NaN">
                <text:p>NaN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NaN">
                <text:p>NaN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NaN">
                <text:p>NaN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paper</text:p>
              </table:table-cell>
              <table:table-cell office:value-type="float" office:value="NaN">
                <text:p>NaN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park</text:p>
              </table:table-cell>
              <table:table-cell office:value-type="float" office:value="NaN">
                <text:p>NaN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NaN">
                <text:p>NaN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NaN">
                <text:p>NaN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NaN">
                <text:p>NaN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NaN">
                <text:p>NaN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flight</text:p>
              </table:table-cell>
              <table:table-cell office:value-type="float" office:value="NaN">
                <text:p>NaN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NaN">
                <text:p>NaN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NaN">
                <text:p>NaN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NaN">
                <text:p>NaN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tickets</text:p>
              </table:table-cell>
              <table:table-cell office:value-type="float" office:value="NaN">
                <text:p>NaN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NaN">
                <text:p>NaN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review</text:p>
              </table:table-cell>
              <table:table-cell office:value-type="float" office:value="NaN">
                <text:p>NaN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NaN">
                <text:p>NaN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NaN">
                <text:p>NaN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NaN">
                <text:p>NaN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NaN">
                <text:p>NaN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NaN">
                <text:p>NaN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NaN">
                <text:p>NaN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NaN">
                <text:p>NaN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NaN">
                <text:p>NaN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NaN">
                <text:p>NaN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NaN">
                <text:p>NaN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pharmacy</text:p>
              </table:table-cell>
              <table:table-cell office:value-type="float" office:value="NaN">
                <text:p>NaN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NaN">
                <text:p>NaN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NaN">
                <text:p>NaN</text:p>
              </table:table-cell>
              <table:table-cell office:value-type="float" office:value="8493">
                <text:p>8493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NaN">
                <text:p>NaN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NaN">
                <text:p>NaN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NaN">
                <text:p>NaN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NaN">
                <text:p>NaN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NaN">
                <text:p>NaN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NaN">
                <text:p>NaN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sale</text:p>
              </table:table-cell>
              <table:table-cell office:value-type="float" office:value="NaN">
                <text:p>NaN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NaN">
                <text:p>NaN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NaN">
                <text:p>NaN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NaN">
                <text:p>NaN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provider</text:p>
              </table:table-cell>
              <table:table-cell office:value-type="float" office:value="NaN">
                <text:p>NaN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NaN">
                <text:p>NaN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NaN">
                <text:p>NaN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NaN">
                <text:p>NaN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NaN">
                <text:p>NaN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NaN">
                <text:p>NaN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NaN">
                <text:p>NaN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NaN">
                <text:p>NaN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NaN">
                <text:p>NaN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NaN">
                <text:p>NaN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NaN">
                <text:p>NaN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NaN">
                <text:p>NaN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NaN">
                <text:p>NaN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NaN">
                <text:p>NaN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cost</text:p>
              </table:table-cell>
              <table:table-cell office:value-type="float" office:value="NaN">
                <text:p>NaN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estate</text:p>
              </table:table-cell>
              <table:table-cell office:value-type="float" office:value="NaN">
                <text:p>NaN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NaN">
                <text:p>NaN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NaN">
                <text:p>NaN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NaN">
                <text:p>NaN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NaN">
                <text:p>NaN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NaN">
                <text:p>NaN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NaN">
                <text:p>NaN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NaN">
                <text:p>NaN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NaN">
                <text:p>NaN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NaN">
                <text:p>NaN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NaN">
                <text:p>NaN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overnight</text:p>
              </table:table-cell>
              <table:table-cell office:value-type="float" office:value="NaN">
                <text:p>NaN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NaN">
                <text:p>NaN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purchase</text:p>
              </table:table-cell>
              <table:table-cell office:value-type="float" office:value="NaN">
                <text:p>NaN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NaN">
                <text:p>NaN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NaN">
                <text:p>NaN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NaN">
                <text:p>NaN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NaN">
                <text:p>NaN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flights</text:p>
              </table:table-cell>
              <table:table-cell office:value-type="float" office:value="NaN">
                <text:p>NaN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NaN">
                <text:p>NaN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NaN">
                <text:p>NaN</text:p>
              </table:table-cell>
              <table:table-cell office:value-type="float" office:value="11919">
                <text:p>11919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NaN">
                <text:p>NaN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NaN">
                <text:p>NaN</text:p>
              </table:table-cell>
              <table:table-cell office:value-type="float" office:value="12094">
                <text:p>120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NaN">
                <text:p>NaN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NaN">
                <text:p>NaN</text:p>
              </table:table-cell>
              <table:table-cell office:value-type="float" office:value="12449">
                <text:p>1244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NaN">
                <text:p>NaN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12559">
                <text:p>12559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NaN">
                <text:p>NaN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NaN">
                <text:p>NaN</text:p>
              </table:table-cell>
              <table:table-cell office:value-type="float" office:value="12571">
                <text:p>12571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NaN">
                <text:p>NaN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cheapest</text:p>
              </table:table-cell>
              <table:table-cell office:value-type="float" office:value="NaN">
                <text:p>NaN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NaN">
                <text:p>NaN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string">
                <text:p>cars</text:p>
              </table:table-cell>
              <table:table-cell office:value-type="float" office:value="NaN">
                <text:p>NaN</text:p>
              </table:table-cell>
              <table:table-cell office:value-type="float" office:value="13267">
                <text:p>1326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NaN">
                <text:p>NaN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NaN">
                <text:p>NaN</text:p>
              </table:table-cell>
              <table:table-cell office:value-type="float" office:value="13453">
                <text:p>13453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NaN">
                <text:p>NaN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NaN">
                <text:p>NaN</text:p>
              </table:table-cell>
              <table:table-cell office:value-type="float" office:value="13585">
                <text:p>13585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NaN">
                <text:p>NaN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NaN">
                <text:p>NaN</text:p>
              </table:table-cell>
              <table:table-cell office:value-type="float" office:value="13741">
                <text:p>13741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NaN">
                <text:p>NaN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NaN">
                <text:p>NaN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NaN">
                <text:p>NaN</text:p>
              </table:table-cell>
              <table:table-cell office:value-type="float" office:value="14205">
                <text:p>14205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NaN">
                <text:p>NaN</text:p>
              </table:table-cell>
              <table:table-cell office:value-type="float" office:value="14448">
                <text:p>1444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NaN">
                <text:p>NaN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14598">
                <text:p>14598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NaN">
                <text:p>NaN</text:p>
              </table:table-cell>
              <table:table-cell office:value-type="float" office:value="14991">
                <text:p>1499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204">
                <text:p>15204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NaN">
                <text:p>NaN</text:p>
              </table:table-cell>
              <table:table-cell office:value-type="float" office:value="15631">
                <text:p>15631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NaN">
                <text:p>NaN</text:p>
              </table:table-cell>
              <table:table-cell office:value-type="float" office:value="15753">
                <text:p>15753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NaN">
                <text:p>NaN</text:p>
              </table:table-cell>
              <table:table-cell office:value-type="float" office:value="15913">
                <text:p>15913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NaN">
                <text:p>NaN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NaN">
                <text:p>NaN</text:p>
              </table:table-cell>
              <table:table-cell office:value-type="float" office:value="16178">
                <text:p>161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NaN">
                <text:p>NaN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NaN">
                <text:p>NaN</text:p>
              </table:table-cell>
              <table:table-cell office:value-type="float" office:value="18387">
                <text:p>18387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NaN">
                <text:p>NaN</text:p>
              </table:table-cell>
              <table:table-cell office:value-type="float" office:value="18552">
                <text:p>18552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NaN">
                <text:p>NaN</text:p>
              </table:table-cell>
              <table:table-cell office:value-type="float" office:value="18722">
                <text:p>18722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NaN">
                <text:p>NaN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NaN">
                <text:p>NaN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NaN">
                <text:p>NaN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NaN">
                <text:p>NaN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discount</text:p>
              </table:table-cell>
              <table:table-cell office:value-type="float" office:value="NaN">
                <text:p>NaN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NaN">
                <text:p>NaN</text:p>
              </table:table-cell>
              <table:table-cell office:value-type="float" office:value="21348">
                <text:p>21348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NaN">
                <text:p>NaN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NaN">
                <text:p>NaN</text:p>
              </table:table-cell>
              <table:table-cell office:value-type="float" office:value="21628">
                <text:p>2162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NaN">
                <text:p>NaN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NaN">
                <text:p>NaN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prescription</text:p>
              </table:table-cell>
              <table:table-cell office:value-type="float" office:value="NaN">
                <text:p>NaN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NaN">
                <text:p>NaN</text:p>
              </table:table-cell>
              <table:table-cell office:value-type="float" office:value="23051">
                <text:p>23051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NaN">
                <text:p>NaN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NaN">
                <text:p>NaN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used</text:p>
              </table:table-cell>
              <table:table-cell office:value-type="float" office:value="NaN">
                <text:p>NaN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NaN">
                <text:p>NaN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NaN">
                <text:p>NaN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NaN">
                <text:p>NaN</text:p>
              </table:table-cell>
              <table:table-cell office:value-type="float" office:value="26410">
                <text:p>2641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9978">
                <text:p>29978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NaN">
                <text:p>NaN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NaN">
                <text:p>NaN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NaN">
                <text:p>NaN</text:p>
              </table:table-cell>
              <table:table-cell office:value-type="float" office:value="32291">
                <text:p>32291</text:p>
              </table:table-cell>
            </table:table-row>
            <table:table-row>
              <table:table-cell office:value-type="string">
                <text:p>appraisal</text:p>
              </table:table-cell>
              <table:table-cell office:value-type="float" office:value="NaN">
                <text:p>NaN</text:p>
              </table:table-cell>
              <table:table-cell office:value-type="float" office:value="32898">
                <text:p>32898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NaN">
                <text:p>NaN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NaN">
                <text:p>NaN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NaN">
                <text:p>NaN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NaN">
                <text:p>NaN</text:p>
              </table:table-cell>
              <table:table-cell office:value-type="float" office:value="41559">
                <text:p>41559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NaN">
                <text:p>NaN</text:p>
              </table:table-cell>
              <table:table-cell office:value-type="float" office:value="41586">
                <text:p>41586</text:p>
              </table:table-cell>
            </table:table-row>
            <table:table-row>
              <table:table-cell office:value-type="string">
                <text:p>propecia</text:p>
              </table:table-cell>
              <table:table-cell office:value-type="float" office:value="NaN">
                <text:p>NaN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string">
                <text:p>accutane</text:p>
              </table:table-cell>
              <table:table-cell office:value-type="float" office:value="NaN">
                <text:p>NaN</text:p>
              </table:table-cell>
              <table:table-cell office:value-type="float" office:value="43143">
                <text:p>43143</text:p>
              </table:table-cell>
            </table:table-row>
            <table:table-row>
              <table:table-cell office:value-type="string">
                <text:p>levitra</text:p>
              </table:table-cell>
              <table:table-cell office:value-type="float" office:value="NaN">
                <text:p>NaN</text:p>
              </table:table-cell>
              <table:table-cell office:value-type="float" office:value="44112">
                <text:p>44112</text:p>
              </table:table-cell>
            </table:table-row>
            <table:table-row>
              <table:table-cell office:value-type="string">
                <text:p>cialis</text:p>
              </table:table-cell>
              <table:table-cell office:value-type="float" office:value="NaN">
                <text:p>NaN</text:p>
              </table:table-cell>
              <table:table-cell office:value-type="float" office:value="44670">
                <text:p>44670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NaN">
                <text:p>NaN</text:p>
              </table:table-cell>
              <table:table-cell office:value-type="float" office:value="45967">
                <text:p>45967</text:p>
              </table:table-cell>
            </table:table-row>
            <table:table-row>
              <table:table-cell office:value-type="string">
                <text:p>viagra</text:p>
              </table:table-cell>
              <table:table-cell office:value-type="float" office:value="NaN">
                <text:p>NaN</text:p>
              </table:table-cell>
              <table:table-cell office:value-type="float" office:value="46038">
                <text:p>46038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NaN">
                <text:p>NaN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NaN">
                <text:p>NaN</text:p>
              </table:table-cell>
              <table:table-cell office:value-type="float" office:value="47787">
                <text:p>47787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NaN">
                <text:p>NaN</text:p>
              </table:table-cell>
              <table:table-cell office:value-type="float" office:value="48889">
                <text:p>48889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NaN">
                <text:p>NaN</text:p>
              </table:table-cell>
              <table:table-cell office:value-type="float" office:value="49055">
                <text:p>49055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NaN">
                <text:p>NaN</text:p>
              </table:table-cell>
              <table:table-cell office:value-type="float" office:value="51483">
                <text:p>51483</text:p>
              </table:table-cell>
            </table:table-row>
            <table:table-row>
              <table:table-cell office:value-type="string">
                <text:p>parts</text:p>
              </table:table-cell>
              <table:table-cell office:value-type="float" office:value="NaN">
                <text:p>NaN</text:p>
              </table:table-cell>
              <table:table-cell office:value-type="float" office:value="51820">
                <text:p>51820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NaN">
                <text:p>NaN</text:p>
              </table:table-cell>
              <table:table-cell office:value-type="float" office:value="53655">
                <text:p>53655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NaN">
                <text:p>NaN</text:p>
              </table:table-cell>
              <table:table-cell office:value-type="float" office:value="54505">
                <text:p>54505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NaN">
                <text:p>NaN</text:p>
              </table:table-cell>
              <table:table-cell office:value-type="float" office:value="57495">
                <text:p>57495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NaN">
                <text:p>NaN</text:p>
              </table:table-cell>
              <table:table-cell office:value-type="float" office:value="58218">
                <text:p>58218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NaN">
                <text:p>NaN</text:p>
              </table:table-cell>
              <table:table-cell office:value-type="float" office:value="60340">
                <text:p>60340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NaN">
                <text:p>NaN</text:p>
              </table:table-cell>
              <table:table-cell office:value-type="float" office:value="62921">
                <text:p>62921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NaN">
                <text:p>NaN</text:p>
              </table:table-cell>
              <table:table-cell office:value-type="float" office:value="65738">
                <text:p>65738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NaN">
                <text:p>NaN</text:p>
              </table:table-cell>
              <table:table-cell office:value-type="float" office:value="66528">
                <text:p>66528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NaN">
                <text:p>NaN</text:p>
              </table:table-cell>
              <table:table-cell office:value-type="float" office:value="67834">
                <text:p>67834</text:p>
              </table:table-cell>
            </table:table-row>
            <table:table-row>
              <table:table-cell office:value-type="string">
                <text:p>cheap</text:p>
              </table:table-cell>
              <table:table-cell office:value-type="float" office:value="NaN">
                <text:p>NaN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NaN">
                <text:p>NaN</text:p>
              </table:table-cell>
              <table:table-cell office:value-type="float" office:value="236263">
                <text:p>236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